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499cm" style:line-height-at-least="0.503cm" fo:background-color="#ffffff">
        <style:background-image/>
      </style:paragraph-properties>
      <style:text-properties fo:color="#bbbebf" style:font-name="Consolas" fo:font-size="10.5pt" fo:font-weight="normal" fo:background-color="#121314"/>
    </style:style>
    <style:style style:name="P3" style:family="paragraph" style:parent-style-name="Standard">
      <style:paragraph-properties fo:background-color="#ffffff">
        <style:background-image/>
      </style:paragraph-properties>
    </style:style>
    <style:style style:name="P4" style:family="paragraph" style:parent-style-name="Standard">
      <style:paragraph-properties style:line-height-at-least="0.503cm" fo:background-color="#ffffff">
        <style:background-image/>
      </style:paragraph-properties>
      <style:text-properties fo:color="#bbbebf" style:font-name="Consolas" fo:font-size="10.5pt" fo:font-weight="normal" fo:background-color="#121314"/>
    </style:style>
    <style:style style:name="P5" style:family="paragraph" style:parent-style-name="Standard">
      <style:paragraph-properties style:line-height-at-least="0.503cm" fo:background-color="#ffffff">
        <style:background-image/>
      </style:paragraph-properties>
      <style:text-properties fo:color="#bbbebf" fo:background-color="#121314"/>
    </style:style>
    <style:style style:name="P6" style:family="paragraph" style:parent-style-name="Standard">
      <style:paragraph-properties style:line-height-at-least="0.503cm" fo:background-color="#ffffff">
        <style:background-image/>
      </style:paragraph-properties>
    </style:style>
    <style:style style:name="P7" style:family="paragraph" style:parent-style-name="Standard">
      <style:paragraph-properties style:line-height-at-least="0.503cm" fo:background-color="#ffffff">
        <style:background-image/>
      </style:paragraph-properties>
      <style:text-properties fo:color="#8b949e" style:font-name="Consolas" fo:font-size="10.5pt" fo:font-weight="normal" fo:background-color="#121314"/>
    </style:style>
    <style:style style:name="T1" style:family="text">
      <style:text-properties fo:color="#c9d1d9"/>
    </style:style>
    <style:style style:name="T2" style:family="text">
      <style:text-properties fo:color="#c9d1d9" style:font-name="Consolas" fo:font-size="10.5pt" fo:font-weight="normal"/>
    </style:style>
    <style:style style:name="T3" style:family="text">
      <style:text-properties fo:color="#d4d4d4"/>
    </style:style>
    <style:style style:name="T4" style:family="text">
      <style:text-properties fo:color="#d4d4d4" style:font-name="Consolas" fo:font-size="10.5pt" fo:font-weight="normal"/>
    </style:style>
    <style:style style:name="T5" style:family="text">
      <style:text-properties fo:color="#4ec9b0"/>
    </style:style>
    <style:style style:name="T6" style:family="text">
      <style:text-properties fo:color="#4ec9b0" style:font-name="Consolas" fo:font-size="10.5pt" fo:font-weight="normal"/>
    </style:style>
    <style:style style:name="T7" style:family="text">
      <style:text-properties fo:color="#d2a8ff"/>
    </style:style>
    <style:style style:name="T8" style:family="text">
      <style:text-properties fo:color="#d2a8ff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a5d6ff"/>
    </style:style>
    <style:style style:name="T11" style:family="text">
      <style:text-properties fo:color="#a5d6ff" style:font-name="Consolas" fo:font-size="10.5pt" fo:font-weight="normal"/>
    </style:style>
    <style:style style:name="T12" style:family="text">
      <style:text-properties fo:color="#a5d6ff" style:font-name-asian="Consolas" style:font-size-asian="10.5pt" style:font-weight-asian="normal"/>
    </style:style>
    <style:style style:name="T13" style:family="text">
      <style:text-properties fo:color="#c586c0"/>
    </style:style>
    <style:style style:name="T14" style:family="text">
      <style:text-properties fo:color="#c586c0" style:font-name="Consolas" fo:font-size="10.5pt" fo:font-weight="normal"/>
    </style:style>
    <style:style style:name="T15" style:family="text">
      <style:text-properties fo:color="#ff7b72"/>
    </style:style>
    <style:style style:name="T16" style:family="text">
      <style:text-properties fo:color="#ff7b72" style:font-name="Consolas" fo:font-size="10.5pt" fo:font-weight="normal"/>
    </style:style>
    <style:style style:name="T17" style:family="text">
      <style:text-properties fo:color="#ffa657"/>
    </style:style>
    <style:style style:name="T18" style:family="text">
      <style:text-properties fo:color="#ffa657" style:font-name="Consolas" fo:font-size="10.5pt" fo:font-weight="normal"/>
    </style:style>
    <style:style style:name="T19" style:family="text">
      <style:text-properties fo:color="#b5cea8"/>
    </style:style>
    <style:style style:name="T20" style:family="text">
      <style:text-properties fo:color="#b5cea8" style:font-name="Consolas" fo:font-size="10.5pt" fo:font-weight="normal"/>
    </style:style>
    <style:style style:name="T21" style:family="text">
      <style:text-properties fo:color="#569cd6"/>
    </style:style>
    <style:style style:name="T22" style:family="text">
      <style:text-properties fo:color="#569cd6" style:font-name="Consolas" fo:font-size="10.5pt" fo:font-weight="normal"/>
    </style:style>
    <style:style style:name="T23" style:family="text">
      <style:text-properties fo:color="#79c0ff" style:font-name="Consolas" fo:font-size="10.5pt" fo:font-weight="normal"/>
    </style:style>
    <style:style style:name="T24" style:family="text">
      <style:text-properties fo:color="#8b949e" style:font-name="Consolas" fo:font-size="10.5pt" fo:font-weight="normal"/>
    </style:style>
    <style:style style:name="T25" style:family="text">
      <style:text-properties fo:color="#dcdcaa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mode</text:span> <text:span text:style-name="T3">=</text:span> <text:span text:style-name="T5">st</text:span>.<text:span text:style-name="T1">sidebar</text:span>.<text:span text:style-name="T7">radio</text:span>(</text:p>
      <text:p text:style-name="P5">    <text:span text:style-name="T11">"Modo"</text:span><text:span text:style-name="T9">,</text:span></text:p>
      <text:p text:style-name="P5">    <text:span text:style-name="T9">[</text:span><text:span text:style-name="T11">"Dashboard"</text:span><text:span text:style-name="T9">, </text:span><text:span text:style-name="T11">"Admin"</text:span><text:span text:style-name="T9">] </text:span><text:span text:style-name="T14">if</text:span><text:span text:style-name="T9"> </text:span><text:span text:style-name="T6">st</text:span><text:span text:style-name="T9">.</text:span><text:span text:style-name="T2">session_state</text:span><text:span text:style-name="T9">.</text:span><text:span text:style-name="T8">get</text:span><text:span text:style-name="T9">(</text:span><text:span text:style-name="T11">"role"</text:span><text:span text:style-name="T9">) </text:span><text:span text:style-name="T4">==</text:span><text:span text:style-name="T9"> </text:span><text:span text:style-name="T11">"admin"</text:span><text:span text:style-name="T9"> </text:span><text:span text:style-name="T14">else</text:span><text:span text:style-name="T9"> [</text:span><text:span text:style-name="T11">"Dashboard"</text:span><text:span text:style-name="T9">]</text:span></text:p>
      <text:p text:style-name="P4">)</text:p>
      <text:p text:style-name="P6"/>
      <text:p text:style-name="P4"><text:span text:style-name="T13">if</text:span> <text:span text:style-name="T1">mode</text:span> <text:span text:style-name="T3">==</text:span> <text:span text:style-name="T10">"Admin"</text:span>:</text:p>
      <text:p text:style-name="P5">    <text:span text:style-name="T14">from</text:span><text:span text:style-name="T9"> </text:span><text:span text:style-name="T6">modules</text:span><text:span text:style-name="T9">.</text:span><text:span text:style-name="T6">admin</text:span><text:span text:style-name="T9">.</text:span><text:span text:style-name="T6">ui</text:span><text:span text:style-name="T9"> </text:span><text:span text:style-name="T14">import</text:span><text:span text:style-name="T9"> </text:span><text:span text:style-name="T8">admin_panel</text:span></text:p>
      <text:p text:style-name="P5">    <text:span text:style-name="T8">admin_panel</text:span><text:span text:style-name="T9">()</text:span></text:p>
      <text:p text:style-name="P5">    <text:span text:style-name="T6">st</text:span><text:span text:style-name="T9">.</text:span><text:span text:style-name="T8">stop</text:span><text:span text:style-name="T9">()</text:span></text:p>
      <text:p text:style-name="P6"/>
      <text:p text:style-name="P4"><text:span text:style-name="T13">from</text:span> <text:span text:style-name="T5">modules</text:span>.<text:span text:style-name="T5">analytics</text:span>.<text:span text:style-name="T5">service</text:span> <text:span text:style-name="T13">import</text:span> <text:span text:style-name="T7">comparar_componentes</text:span></text:p>
      <text:p text:style-name="P6"/>
      <text:p text:style-name="P4"><text:span text:style-name="T1">cols</text:span> <text:span text:style-name="T3">=</text:span> [</text:p>
      <text:p text:style-name="P5">    <text:span text:style-name="T11">"A_tabla"</text:span><text:span text:style-name="T9">,</text:span><text:span text:style-name="T11">"A_log"</text:span><text:span text:style-name="T9">,</text:span></text:p>
      <text:p text:style-name="P5">    <text:span text:style-name="T11">"B_tabla"</text:span><text:span text:style-name="T9">,</text:span><text:span text:style-name="T11">"B_log"</text:span><text:span text:style-name="T9">,</text:span></text:p>
      <text:p text:style-name="P5">    <text:span text:style-name="T11">"C_tabla"</text:span><text:span text:style-name="T9">,</text:span><text:span text:style-name="T11">"C_log"</text:span><text:span text:style-name="T9">,</text:span></text:p>
      <text:p text:style-name="P5">    <text:span text:style-name="T11">"D_tabla"</text:span><text:span text:style-name="T9">,</text:span><text:span text:style-name="T11">"D_log"</text:span><text:span text:style-name="T9">,</text:span></text:p>
      <text:p text:style-name="P5">    <text:span text:style-name="T11">"pHs_tabla"</text:span><text:span text:style-name="T9">,</text:span><text:span text:style-name="T11">"pHs_log"</text:span></text:p>
      <text:p text:style-name="P5">    </text:p>
      <text:p text:style-name="P4">]</text:p>
      <text:p text:style-name="P6"/>
      <text:p text:style-name="P4"><text:span text:style-name="T1">df</text:span>[<text:span text:style-name="T1">cols</text:span>] <text:span text:style-name="T3">=</text:span> <text:span text:style-name="T1">df</text:span>.<text:span text:style-name="T7">apply</text:span>(</text:p>
      <text:p text:style-name="P5">    <text:span text:style-name="T16">lambda</text:span><text:span text:style-name="T9"> </text:span><text:span text:style-name="T18">row</text:span><text:span text:style-name="T9">: </text:span><text:span text:style-name="T6">pd</text:span><text:span text:style-name="T9">.</text:span><text:span text:style-name="T6">Series</text:span><text:span text:style-name="T9">(</text:span><text:span text:style-name="T8">comparar_componentes</text:span><text:span text:style-name="T9">(</text:span><text:span text:style-name="T18">row</text:span><text:span text:style-name="T9">)),</text:span></text:p>
      <text:p text:style-name="P5">    <text:span text:style-name="T18">axis</text:span><text:span text:style-name="T4">=</text:span><text:span text:style-name="T20">1</text:span></text:p>
      <text:p text:style-name="P4">)</text:p>
      <text:p text:style-name="P6"/>
      <text:p text:style-name="P7"># -----------------------------</text:p>
      <text:p text:style-name="P7"># DIFERENCIAS</text:p>
      <text:p text:style-name="P7"># -----------------------------</text:p>
      <text:p text:style-name="P4"><text:span text:style-name="T1">df</text:span>[<text:span text:style-name="T10">"ΔA"</text:span>] <text:span text:style-name="T3">=</text:span> <text:span text:style-name="T1">df</text:span>[<text:span text:style-name="T10">"A_log"</text:span>] <text:span text:style-name="T3">-</text:span> <text:span text:style-name="T1">df</text:span>[<text:span text:style-name="T10">"A_tabla"</text:span>]</text:p>
      <text:p text:style-name="P4"><text:span text:style-name="T1">df</text:span>[<text:span text:style-name="T10">"ΔB"</text:span>] <text:span text:style-name="T3">=</text:span> <text:span text:style-name="T1">df</text:span>[<text:span text:style-name="T10">"B_log"</text:span>] <text:span text:style-name="T3">-</text:span> <text:span text:style-name="T1">df</text:span>[<text:span text:style-name="T10">"B_tabla"</text:span>]</text:p>
      <text:p text:style-name="P4"><text:span text:style-name="T1">df</text:span>[<text:span text:style-name="T10">"ΔC"</text:span>] <text:span text:style-name="T3">=</text:span> <text:span text:style-name="T1">df</text:span>[<text:span text:style-name="T10">"C_log"</text:span>] <text:span text:style-name="T3">-</text:span> <text:span text:style-name="T1">df</text:span>[<text:span text:style-name="T10">"C_tabla"</text:span>]</text:p>
      <text:p text:style-name="P4"><text:span text:style-name="T1">df</text:span>[<text:span text:style-name="T10">"ΔD"</text:span>] <text:span text:style-name="T3">=</text:span> <text:span text:style-name="T1">df</text:span>[<text:span text:style-name="T10">"D_log"</text:span>] <text:span text:style-name="T3">-</text:span> <text:span text:style-name="T1">df</text:span>[<text:span text:style-name="T10">"D_tabla"</text:span>]</text:p>
      <text:p text:style-name="P4"><text:span text:style-name="T1">df</text:span>[<text:span text:style-name="T10">"ΔpHs"</text:span>] <text:span text:style-name="T3">=</text:span> <text:span text:style-name="T1">df</text:span>[<text:span text:style-name="T10">"pHs_log"</text:span>] <text:span text:style-name="T3">-</text:span> <text:span text:style-name="T1">df</text:span>[<text:span text:style-name="T10">"pHs_tabla"</text:span>]</text:p>
      <text:p text:style-name="P4"><text:span text:style-name="T1">df</text:span>[<text:span text:style-name="T10">"ΔLSI"</text:span>] <text:span text:style-name="T3">=</text:span> <text:span text:style-name="T1">df</text:span>[<text:span text:style-name="T10">"LSI_log"</text:span>] <text:span text:style-name="T3">-</text:span> <text:span text:style-name="T1">df</text:span>[<text:span text:style-name="T10">"LSI_tabla"</text:span>]</text:p>
      <text:p text:style-name="P6"/>
      <text:p text:style-name="P4"><text:span text:style-name="T5">st</text:span>.<text:span text:style-name="T1">subheader</text:span>(<text:span text:style-name="T10">"? Comparación de componentes"</text:span>)</text:p>
      <text:p text:style-name="P6"/>
      <text:p text:style-name="P4"><text:span text:style-name="T5">st</text:span>.<text:span text:style-name="T1">dataframe</text:span>(<text:span text:style-name="T1">df</text:span>[[</text:p>
      <text:p text:style-name="P5">    <text:span text:style-name="T11">"A_tabla"</text:span><text:span text:style-name="T9">,</text:span><text:span text:style-name="T11">"A_log"</text:span><text:span text:style-name="T9">,</text:span><text:span text:style-name="T11">"ΔA"</text:span><text:span text:style-name="T9">,</text:span></text:p>
      <text:p text:style-name="P5">    <text:span text:style-name="T11">"B_tabla"</text:span><text:span text:style-name="T9">,</text:span><text:span text:style-name="T11">"B_log"</text:span><text:span text:style-name="T9">,</text:span><text:span text:style-name="T11">"ΔB"</text:span><text:span text:style-name="T9">,</text:span></text:p>
      <text:p text:style-name="P5">    <text:span text:style-name="T11">"C_tabla"</text:span><text:span text:style-name="T9">,</text:span><text:span text:style-name="T11">"C_log"</text:span><text:span text:style-name="T9">,</text:span><text:span text:style-name="T11">"ΔC"</text:span><text:span text:style-name="T9">,</text:span></text:p>
      <text:p text:style-name="P5">    <text:span text:style-name="T11">"D_tabla"</text:span><text:span text:style-name="T9">,</text:span><text:span text:style-name="T11">"D_log"</text:span><text:span text:style-name="T9">,</text:span><text:span text:style-name="T11">"ΔD"</text:span><text:span text:style-name="T9">,</text:span></text:p>
      <text:p text:style-name="P5">    <text:span text:style-name="T11">"pHs_tabla"</text:span><text:span text:style-name="T9">,</text:span><text:span text:style-name="T11">"pHs_log"</text:span><text:span text:style-name="T9">,</text:span><text:span text:style-name="T11">"ΔpHs"</text:span><text:span text:style-name="T9">,</text:span></text:p>
      <text:p text:style-name="P5">    <text:span text:style-name="T11">"LSI_tabla"</text:span><text:span text:style-name="T9">,</text:span><text:span text:style-name="T11">"LSI_log"</text:span><text:span text:style-name="T9">,</text:span><text:span text:style-name="T11">"ΔLSI"</text:span></text:p>
      <text:p text:style-name="P4">]])</text:p>
      <text:p text:style-name="P3"/>
      <text:p text:style-name="P3"/>
      <text:p text:style-name="P3"/>
      <text:p text:style-name="P3"/>
      <text:p text:style-name="P7"><text:soft-page-break/># -----------------------------</text:p>
      <text:p text:style-name="P7"># CONTEXTO (COMPANY → SITE)</text:p>
      <text:p text:style-name="P7"># -----------------------------</text:p>
      <text:p text:style-name="P4"><text:span text:style-name="T13">from</text:span> <text:span text:style-name="T5">modules</text:span>.<text:span text:style-name="T5">sites</text:span>.<text:span text:style-name="T5">service</text:span> <text:span text:style-name="T13">import</text:span> <text:span text:style-name="T7">list_sites</text:span>, <text:span text:style-name="T7">add_site</text:span></text:p>
      <text:p text:style-name="P6"/>
      <text:p text:style-name="P4"><text:span text:style-name="T1">company_id</text:span> <text:span text:style-name="T3">=</text:span> <text:span text:style-name="T5">st</text:span>.<text:span text:style-name="T1">session_state</text:span>.<text:span text:style-name="T7">get</text:span>(<text:span text:style-name="T10">"company_id"</text:span>)</text:p>
      <text:p text:style-name="P4"><text:span text:style-name="T1">sites</text:span> <text:span text:style-name="T3">=</text:span> <text:span text:style-name="T7">list_sites</text:span>(<text:span text:style-name="T1">company_id</text:span>)</text:p>
      <text:p text:style-name="P6"/>
      <text:p text:style-name="P4"><text:span text:style-name="T5">st</text:span>.<text:span text:style-name="T1">sidebar</text:span>.<text:span text:style-name="T7">markdown</text:span>(<text:span text:style-name="T10">"### ? Sitios"</text:span>)</text:p>
      <text:p text:style-name="P6"/>
      <text:p text:style-name="P7"># -----------------------------</text:p>
      <text:p text:style-name="P7"># CREAR SITE (SIDEBAR)</text:p>
      <text:p text:style-name="P7"># -----------------------------</text:p>
      <text:p text:style-name="P4"><text:span text:style-name="T1">new_site</text:span> <text:span text:style-name="T3">=</text:span> <text:span text:style-name="T5">st</text:span>.<text:span text:style-name="T1">sidebar</text:span>.<text:span text:style-name="T7">text_input</text:span>(<text:span text:style-name="T10">"Nuevo sitio"</text:span>, <text:span text:style-name="T17">key</text:span><text:span text:style-name="T3">=</text:span><text:span text:style-name="T10">"new_site"</text:span>)</text:p>
      <text:p text:style-name="P6"/>
      <text:p text:style-name="P4"><text:span text:style-name="T13">if</text:span> <text:span text:style-name="T5">st</text:span>.<text:span text:style-name="T1">sidebar</text:span>.<text:span text:style-name="T7">button</text:span>(<text:span text:style-name="T10">"➕ Crear sitio"</text:span>):</text:p>
      <text:p text:style-name="P5">    <text:span text:style-name="T14">if</text:span><text:span text:style-name="T9"> </text:span><text:span text:style-name="T2">new_site</text:span><text:span text:style-name="T9">:</text:span></text:p>
      <text:p text:style-name="P5">        <text:span text:style-name="T8">add_site</text:span><text:span text:style-name="T9">(</text:span><text:span text:style-name="T2">new_site</text:span><text:span text:style-name="T9">, </text:span><text:span text:style-name="T2">company_id</text:span><text:span text:style-name="T9">)</text:span></text:p>
      <text:p text:style-name="P5">        <text:span text:style-name="T6">st</text:span><text:span text:style-name="T9">.</text:span><text:span text:style-name="T2">sidebar</text:span><text:span text:style-name="T9">.</text:span><text:span text:style-name="T8">success</text:span><text:span text:style-name="T9">(</text:span><text:span text:style-name="T11">"Site creado"</text:span><text:span text:style-name="T9">)</text:span></text:p>
      <text:p text:style-name="P5">        <text:span text:style-name="T6">st</text:span><text:span text:style-name="T9">.</text:span><text:span text:style-name="T8">rerun</text:span><text:span text:style-name="T9">()</text:span></text:p>
      <text:p text:style-name="P5">    <text:span text:style-name="T14">else</text:span><text:span text:style-name="T9">:</text:span></text:p>
      <text:p text:style-name="P5">        <text:span text:style-name="T6">st</text:span><text:span text:style-name="T9">.</text:span><text:span text:style-name="T2">sidebar</text:span><text:span text:style-name="T9">.</text:span><text:span text:style-name="T8">warning</text:span><text:span text:style-name="T9">(</text:span><text:span text:style-name="T11">"Ingresa un nombre"</text:span><text:span text:style-name="T9">)</text:span></text:p>
      <text:p text:style-name="P6"/>
      <text:p text:style-name="P7"># -----------------------------</text:p>
      <text:p text:style-name="P7"># LISTA DE SITES</text:p>
      <text:p text:style-name="P7"># -----------------------------</text:p>
      <text:p text:style-name="P4"><text:span text:style-name="T13">if</text:span> <text:span text:style-name="T21">not</text:span> <text:span text:style-name="T1">sites</text:span>:</text:p>
      <text:p text:style-name="P5">    <text:span text:style-name="T6">st</text:span><text:span text:style-name="T9">.</text:span><text:span text:style-name="T2">title</text:span><text:span text:style-name="T9">(</text:span><text:span text:style-name="T11">"Dashboard"</text:span><text:span text:style-name="T9">)</text:span></text:p>
      <text:p text:style-name="P5">    <text:span text:style-name="T6">st</text:span><text:span text:style-name="T9">.</text:span><text:span text:style-name="T2">info</text:span><text:span text:style-name="T9">(</text:span><text:span text:style-name="T11">"Crea tu primer sitio para comenzar"</text:span><text:span text:style-name="T9">)</text:span></text:p>
      <text:p text:style-name="P5">    <text:span text:style-name="T6">st</text:span><text:span text:style-name="T9">.</text:span><text:span text:style-name="T8">stop</text:span><text:span text:style-name="T9">()</text:span></text:p>
      <text:p text:style-name="P6"/>
      <text:p text:style-name="P7"># ? usar IDs (correcto)</text:p>
      <text:p text:style-name="P4"><text:span text:style-name="T1">site_options</text:span> <text:span text:style-name="T3">=</text:span> {<text:span text:style-name="T1">s</text:span>[<text:span text:style-name="T10">"name"</text:span>]: <text:span text:style-name="T1">s</text:span>[<text:span text:style-name="T10">"id"</text:span>] <text:span text:style-name="T13">for</text:span> <text:span text:style-name="T1">s</text:span> <text:span text:style-name="T13">in</text:span> <text:span text:style-name="T1">sites</text:span>}</text:p>
      <text:p text:style-name="P6"/>
      <text:p text:style-name="P4"><text:span text:style-name="T1">selected_site_name</text:span> <text:span text:style-name="T3">=</text:span> <text:span text:style-name="T5">st</text:span>.<text:span text:style-name="T1">sidebar</text:span>.<text:span text:style-name="T7">selectbox</text:span>(</text:p>
      <text:p text:style-name="P5">    <text:span text:style-name="T11">"Selecciona sitio"</text:span><text:span text:style-name="T9">,</text:span></text:p>
      <text:p text:style-name="P5">    <text:span text:style-name="T6">list</text:span><text:span text:style-name="T9">(</text:span><text:span text:style-name="T2">site_options</text:span><text:span text:style-name="T9">.</text:span><text:span text:style-name="T8">keys</text:span><text:span text:style-name="T9">()),</text:span></text:p>
      <text:p text:style-name="P5">    <text:span text:style-name="T18">key</text:span><text:span text:style-name="T4">=</text:span><text:span text:style-name="T11">"site_selector"</text:span></text:p>
      <text:p text:style-name="P4">)</text:p>
      <text:p text:style-name="P6"/>
      <text:p text:style-name="P4"><text:span text:style-name="T1">site_id</text:span> <text:span text:style-name="T3">=</text:span> <text:span text:style-name="T1">site_options</text:span>[<text:span text:style-name="T1">selected_site_name</text:span>]</text:p>
      <text:p text:style-name="P4"><text:span text:style-name="T5">st</text:span>.<text:span text:style-name="T1">session_state</text:span>.site_id <text:span text:style-name="T3">=</text:span> <text:span text:style-name="T1">site_id</text:span></text:p>
      <text:p text:style-name="P6"/>
      <text:p text:style-name="P7"># -----------------------------</text:p>
      <text:p text:style-name="P7"># ASSETS</text:p>
      <text:p text:style-name="P7"># -----------------------------</text:p>
      <text:p text:style-name="P4"><text:span text:style-name="T13">from</text:span> <text:span text:style-name="T5">modules</text:span>.<text:span text:style-name="T5">assets</text:span>.<text:span text:style-name="T5">service</text:span> <text:span text:style-name="T13">import</text:span> <text:span text:style-name="T7">list_assets</text:span>, <text:span text:style-name="T7">add_asset</text:span></text:p>
      <text:p text:style-name="P6"/>
      <text:p text:style-name="P4"><text:span text:style-name="T5">st</text:span>.<text:span text:style-name="T1">subheader</text:span>(<text:span text:style-name="T10">"Assets"</text:span>)</text:p>
      <text:p text:style-name="P6"/>
      <text:p text:style-name="P4"><text:span text:style-name="T1">new_asset</text:span> <text:span text:style-name="T3">=</text:span> <text:span text:style-name="T5">st</text:span>.<text:span text:style-name="T1">text_input</text:span>(<text:span text:style-name="T10">"Nombre del asset"</text:span>)</text:p>
      <text:p text:style-name="P4"><text:soft-page-break/><text:span text:style-name="T1">asset_type</text:span> <text:span text:style-name="T3">=</text:span> <text:span text:style-name="T5">st</text:span>.<text:span text:style-name="T1">text_input</text:span>(<text:span text:style-name="T10">"Tipo"</text:span>)</text:p>
      <text:p text:style-name="P6"/>
      <text:p text:style-name="P4"><text:span text:style-name="T13">if</text:span> <text:span text:style-name="T5">st</text:span>.<text:span text:style-name="T1">button</text:span>(<text:span text:style-name="T10">"Crear asset"</text:span>, <text:span text:style-name="T17">key</text:span><text:span text:style-name="T3">=</text:span><text:span text:style-name="T10">"btn_create_asset"</text:span>):</text:p>
      <text:p text:style-name="P5">    <text:span text:style-name="T14">if</text:span><text:span text:style-name="T9"> </text:span><text:span text:style-name="T2">new_asset</text:span><text:span text:style-name="T9">:</text:span></text:p>
      <text:p text:style-name="P5">        <text:span text:style-name="T8">add_asset</text:span><text:span text:style-name="T9">(</text:span><text:span text:style-name="T2">new_asset</text:span><text:span text:style-name="T9">, </text:span><text:span text:style-name="T2">asset_type</text:span><text:span text:style-name="T9">, </text:span><text:span text:style-name="T2">site_id</text:span><text:span text:style-name="T9">)</text:span></text:p>
      <text:p text:style-name="P5">        <text:span text:style-name="T6">st</text:span><text:span text:style-name="T9">.</text:span><text:span text:style-name="T2">success</text:span><text:span text:style-name="T9">(</text:span><text:span text:style-name="T11">"Asset creado"</text:span><text:span text:style-name="T9">)</text:span></text:p>
      <text:p text:style-name="P5">        <text:span text:style-name="T6">st</text:span><text:span text:style-name="T9">.</text:span><text:span text:style-name="T8">rerun</text:span><text:span text:style-name="T9">()</text:span></text:p>
      <text:p text:style-name="P5">    <text:span text:style-name="T14">else</text:span><text:span text:style-name="T9">:</text:span></text:p>
      <text:p text:style-name="P5">        <text:span text:style-name="T6">st</text:span><text:span text:style-name="T9">.</text:span><text:span text:style-name="T2">warning</text:span><text:span text:style-name="T9">(</text:span><text:span text:style-name="T11">"Ingresa un nombre de asset"</text:span><text:span text:style-name="T9">)</text:span></text:p>
      <text:p text:style-name="P6"/>
      <text:p text:style-name="P4"><text:span text:style-name="T1">assets</text:span> <text:span text:style-name="T3">=</text:span> <text:span text:style-name="T7">list_assets</text:span>(<text:span text:style-name="T1">site_id</text:span>)</text:p>
      <text:p text:style-name="P6"/>
      <text:p text:style-name="P4"><text:span text:style-name="T13">if</text:span> <text:span text:style-name="T21">not</text:span> <text:span text:style-name="T1">assets</text:span>:</text:p>
      <text:p text:style-name="P5">    <text:span text:style-name="T6">st</text:span><text:span text:style-name="T9">.</text:span><text:span text:style-name="T2">info</text:span><text:span text:style-name="T9">(</text:span><text:span text:style-name="T11">"No hay assets en este sitio"</text:span><text:span text:style-name="T9">)</text:span></text:p>
      <text:p text:style-name="P5">    <text:span text:style-name="T6">st</text:span><text:span text:style-name="T9">.</text:span><text:span text:style-name="T8">stop</text:span><text:span text:style-name="T9">()</text:span></text:p>
      <text:p text:style-name="P6"/>
      <text:p text:style-name="P4"><text:span text:style-name="T5">st</text:span>.<text:span text:style-name="T1">divider</text:span>()</text:p>
      <text:p text:style-name="P6"/>
      <text:p text:style-name="P7"># -----------------------------</text:p>
      <text:p text:style-name="P7"># SELECTOR DE ASSET</text:p>
      <text:p text:style-name="P7"># -----------------------------</text:p>
      <text:p text:style-name="P4"><text:span text:style-name="T1">asset_options</text:span> <text:span text:style-name="T3">=</text:span> {<text:span text:style-name="T1">a</text:span>[<text:span text:style-name="T10">"name"</text:span>]: <text:span text:style-name="T1">a</text:span>[<text:span text:style-name="T10">"id"</text:span>] <text:span text:style-name="T13">for</text:span> <text:span text:style-name="T1">a</text:span> <text:span text:style-name="T13">in</text:span> <text:span text:style-name="T1">assets</text:span>}</text:p>
      <text:p text:style-name="P6"/>
      <text:p text:style-name="P4"><text:span text:style-name="T1">selected_asset_name</text:span> <text:span text:style-name="T3">=</text:span> <text:span text:style-name="T5">st</text:span>.<text:span text:style-name="T1">selectbox</text:span>(</text:p>
      <text:p text:style-name="P5">    <text:span text:style-name="T11">"Selecciona asset"</text:span><text:span text:style-name="T9">,</text:span></text:p>
      <text:p text:style-name="P5">    <text:span text:style-name="T6">list</text:span><text:span text:style-name="T9">(</text:span><text:span text:style-name="T2">asset_options</text:span><text:span text:style-name="T9">.</text:span><text:span text:style-name="T8">keys</text:span><text:span text:style-name="T9">()),</text:span></text:p>
      <text:p text:style-name="P5">    <text:span text:style-name="T18">key</text:span><text:span text:style-name="T4">=</text:span><text:span text:style-name="T11">"asset_selector"</text:span></text:p>
      <text:p text:style-name="P4">)</text:p>
      <text:p text:style-name="P4"><text:span text:style-name="T5">st</text:span>.<text:span text:style-name="T1">markdown</text:span>(<text:span text:style-name="T15">f</text:span><text:span text:style-name="T10">"### ? Asset: </text:span><text:span text:style-name="T15">{</text:span><text:span text:style-name="T1">selected_asset_name</text:span><text:span text:style-name="T15">}</text:span><text:span text:style-name="T10">"</text:span>)</text:p>
      <text:p text:style-name="P4"><text:span text:style-name="T1">asset_id</text:span> <text:span text:style-name="T3">=</text:span> <text:span text:style-name="T1">asset_options</text:span>[<text:span text:style-name="T1">selected_asset_name</text:span>]</text:p>
      <text:p text:style-name="P6"/>
      <text:p text:style-name="P7"># -----------------------------</text:p>
      <text:p text:style-name="P7"># READINGS</text:p>
      <text:p text:style-name="P7"># -----------------------------</text:p>
      <text:p text:style-name="P4"><text:span text:style-name="T13">from</text:span> <text:span text:style-name="T5">modules</text:span>.<text:span text:style-name="T5">readings</text:span>.<text:span text:style-name="T5">service</text:span> <text:span text:style-name="T13">import</text:span> <text:span text:style-name="T7">add_reading</text:span>, <text:span text:style-name="T7">list_readings</text:span></text:p>
      <text:p text:style-name="P6"/>
      <text:p text:style-name="P4"><text:span text:style-name="T5">st</text:span>.<text:span text:style-name="T1">subheader</text:span>(<text:span text:style-name="T10">"Nueva medición"</text:span>)</text:p>
      <text:p text:style-name="P6"/>
      <text:p text:style-name="P7"># -----------------------------</text:p>
      <text:p text:style-name="P7"># CARGA DESDE EXCEL</text:p>
      <text:p text:style-name="P7"># -----------------------------</text:p>
      <text:p text:style-name="P4"><text:span text:style-name="T13">from</text:span> <text:span text:style-name="T5">modules</text:span>.<text:span text:style-name="T5">readings</text:span>.<text:span text:style-name="T5">service</text:span> <text:span text:style-name="T13">import</text:span> <text:span text:style-name="T7">load_readings_from_excel</text:span></text:p>
      <text:p text:style-name="P6"/>
      <text:p text:style-name="P4"><text:span text:style-name="T5">st</text:span>.<text:span text:style-name="T1">subheader</text:span>(<text:span text:style-name="T10">"Cargar lecturas desde Excel"</text:span>)</text:p>
      <text:p text:style-name="P6"/>
      <text:p text:style-name="P4"><text:span text:style-name="T1">archivo</text:span> <text:span text:style-name="T3">=</text:span> <text:span text:style-name="T5">st</text:span>.<text:span text:style-name="T1">file_uploader</text:span>(<text:span text:style-name="T10">"Subir archivo Excel"</text:span>, <text:span text:style-name="T17">type</text:span><text:span text:style-name="T3">=</text:span>[<text:span text:style-name="T10">"xlsx"</text:span>])</text:p>
      <text:p text:style-name="P6"/>
      <text:p text:style-name="P4"><text:span text:style-name="T13">if</text:span> <text:span text:style-name="T1">archivo</text:span>:</text:p>
      <text:p text:style-name="P5">    <text:span text:style-name="T14">if</text:span><text:span text:style-name="T9"> </text:span><text:span text:style-name="T6">st</text:span><text:span text:style-name="T9">.</text:span><text:span text:style-name="T2">button</text:span><text:span text:style-name="T9">(</text:span><text:span text:style-name="T11">"? Cargar Excel"</text:span><text:span text:style-name="T9">):</text:span></text:p>
      <text:p text:style-name="P5">        <text:span text:style-name="T2">ok</text:span><text:span text:style-name="T9">, </text:span><text:span text:style-name="T2">msg</text:span><text:span text:style-name="T9"> </text:span><text:span text:style-name="T4">=</text:span><text:span text:style-name="T9"> </text:span><text:span text:style-name="T8">load_readings_from_excel</text:span><text:span text:style-name="T9">(</text:span><text:span text:style-name="T2">asset_id</text:span><text:span text:style-name="T9">, </text:span><text:span text:style-name="T2">archivo</text:span><text:span text:style-name="T9">)</text:span></text:p>
      <text:p text:style-name="P6"/>
      <text:p text:style-name="P5"><text:soft-page-break/>        <text:span text:style-name="T14">if</text:span><text:span text:style-name="T9"> </text:span><text:span text:style-name="T2">ok</text:span><text:span text:style-name="T9">:</text:span></text:p>
      <text:p text:style-name="P5">            <text:span text:style-name="T6">st</text:span><text:span text:style-name="T9">.</text:span><text:span text:style-name="T2">success</text:span><text:span text:style-name="T9">(</text:span><text:span text:style-name="T2">msg</text:span><text:span text:style-name="T9">)</text:span></text:p>
      <text:p text:style-name="P5">            <text:span text:style-name="T6">st</text:span><text:span text:style-name="T9">.</text:span><text:span text:style-name="T8">rerun</text:span><text:span text:style-name="T9">()</text:span></text:p>
      <text:p text:style-name="P5">        <text:span text:style-name="T14">else</text:span><text:span text:style-name="T9">:</text:span></text:p>
      <text:p text:style-name="P5">            <text:span text:style-name="T6">st</text:span><text:span text:style-name="T9">.</text:span><text:span text:style-name="T2">error</text:span><text:span text:style-name="T9">(</text:span><text:span text:style-name="T2">msg</text:span><text:span text:style-name="T9">)</text:span></text:p>
      <text:p text:style-name="P6"/>
      <text:p text:style-name="P4"><text:span text:style-name="T1">col1</text:span>, <text:span text:style-name="T1">col2</text:span>, <text:span text:style-name="T1">col3</text:span> <text:span text:style-name="T3">=</text:span> <text:span text:style-name="T5">st</text:span>.<text:span text:style-name="T1">columns</text:span>(<text:span text:style-name="T19">3</text:span>)</text:p>
      <text:p text:style-name="P6"/>
      <text:p text:style-name="P4"><text:span text:style-name="T1">date</text:span> <text:span text:style-name="T3">=</text:span> <text:span text:style-name="T1">col1</text:span>.<text:span text:style-name="T7">date_input</text:span>(<text:span text:style-name="T10">"Fecha"</text:span>)</text:p>
      <text:p text:style-name="P4"><text:span text:style-name="T1">ph</text:span> <text:span text:style-name="T3">=</text:span> <text:span text:style-name="T1">col1</text:span>.<text:span text:style-name="T7">number_input</text:span>(<text:span text:style-name="T10">"pH"</text:span>, <text:span text:style-name="T17">min_value</text:span><text:span text:style-name="T3">=</text:span><text:span text:style-name="T19">0.0</text:span>, <text:span text:style-name="T17">max_value</text:span><text:span text:style-name="T3">=</text:span><text:span text:style-name="T19">14.0</text:span>, <text:span text:style-name="T17">value</text:span><text:span text:style-name="T3">=</text:span><text:span text:style-name="T19">7.0</text:span>)</text:p>
      <text:p text:style-name="P6"/>
      <text:p text:style-name="P4"><text:span text:style-name="T1">temperature_c</text:span> <text:span text:style-name="T3">=</text:span> <text:span text:style-name="T1">col2</text:span>.<text:span text:style-name="T7">number_input</text:span>(<text:span text:style-name="T10">"Temperatura"</text:span>, <text:span text:style-name="T17">min_value</text:span><text:span text:style-name="T3">=</text:span><text:span text:style-name="T19">0.0</text:span>, <text:span text:style-name="T17">value</text:span><text:span text:style-name="T3">=</text:span><text:span text:style-name="T19">25.0</text:span>)</text:p>
      <text:p text:style-name="P4"><text:span text:style-name="T1">tds_ppm</text:span> <text:span text:style-name="T3">=</text:span> <text:span text:style-name="T1">col2</text:span>.<text:span text:style-name="T7">number_input</text:span>(<text:span text:style-name="T10">"TDS"</text:span>, <text:span text:style-name="T17">min_value</text:span><text:span text:style-name="T3">=</text:span><text:span text:style-name="T19">1.0</text:span>)</text:p>
      <text:p text:style-name="P6"/>
      <text:p text:style-name="P4"><text:span text:style-name="T1">calcium_hardness</text:span> <text:span text:style-name="T3">=</text:span> <text:span text:style-name="T1">col3</text:span>.<text:span text:style-name="T7">number_input</text:span>(<text:span text:style-name="T10">"Calcio"</text:span>, <text:span text:style-name="T17">min_value</text:span><text:span text:style-name="T3">=</text:span><text:span text:style-name="T19">1.0</text:span>)</text:p>
      <text:p text:style-name="P4"><text:span text:style-name="T1">alkalinity</text:span> <text:span text:style-name="T3">=</text:span> <text:span text:style-name="T1">col3</text:span>.<text:span text:style-name="T7">number_input</text:span>(<text:span text:style-name="T10">"Alcalinidad"</text:span>, <text:span text:style-name="T17">min_value</text:span><text:span text:style-name="T3">=</text:span><text:span text:style-name="T19">1.0</text:span>)</text:p>
      <text:p text:style-name="P6"/>
      <text:p text:style-name="P4"><text:span text:style-name="T13">if</text:span> <text:span text:style-name="T5">st</text:span>.<text:span text:style-name="T1">button</text:span>(<text:span text:style-name="T10">"Guardar lectura"</text:span>, <text:span text:style-name="T17">key</text:span><text:span text:style-name="T3">=</text:span><text:span text:style-name="T10">"btn_save_reading"</text:span>):</text:p>
      <text:p text:style-name="P5">    <text:span text:style-name="T8">add_reading</text:span><text:span text:style-name="T9">(</text:span><text:span text:style-name="T2">asset_id</text:span><text:span text:style-name="T9">, {</text:span></text:p>
      <text:p text:style-name="P5">        <text:span text:style-name="T11">"date"</text:span><text:span text:style-name="T9">: </text:span><text:span text:style-name="T2">date</text:span><text:span text:style-name="T9">.</text:span><text:span text:style-name="T8">isoformat</text:span><text:span text:style-name="T9">(),</text:span></text:p>
      <text:p text:style-name="P5">        <text:span text:style-name="T11">"ph"</text:span><text:span text:style-name="T9">: </text:span><text:span text:style-name="T2">ph</text:span><text:span text:style-name="T9">,</text:span></text:p>
      <text:p text:style-name="P5">        <text:span text:style-name="T11">"temperature"</text:span><text:span text:style-name="T9">: </text:span><text:span text:style-name="T2">temperature_c</text:span><text:span text:style-name="T9">,</text:span></text:p>
      <text:p text:style-name="P5">        <text:span text:style-name="T11">"tds"</text:span><text:span text:style-name="T9">: </text:span><text:span text:style-name="T2">tds_ppm</text:span><text:span text:style-name="T9">,</text:span></text:p>
      <text:p text:style-name="P5">        <text:span text:style-name="T11">"calcium"</text:span><text:span text:style-name="T9">: </text:span><text:span text:style-name="T2">calcium_hardness</text:span><text:span text:style-name="T9">,</text:span></text:p>
      <text:p text:style-name="P5">        <text:span text:style-name="T11">"alkalinity"</text:span><text:span text:style-name="T9">: </text:span><text:span text:style-name="T2">alkalinity</text:span></text:p>
      <text:p text:style-name="P5">    <text:span text:style-name="T9">})</text:span></text:p>
      <text:p text:style-name="P5">    <text:span text:style-name="T6">st</text:span><text:span text:style-name="T9">.</text:span><text:span text:style-name="T2">success</text:span><text:span text:style-name="T9">(</text:span><text:span text:style-name="T11">"Lectura guardada"</text:span><text:span text:style-name="T9">)</text:span></text:p>
      <text:p text:style-name="P5">    <text:span text:style-name="T6">st</text:span><text:span text:style-name="T9">.</text:span><text:span text:style-name="T8">rerun</text:span><text:span text:style-name="T9">()</text:span></text:p>
      <text:p text:style-name="P6"/>
      <text:p text:style-name="P7"># -----------------------------</text:p>
      <text:p text:style-name="P7"># BORRAR HISTORIAL</text:p>
      <text:p text:style-name="P7"># -----------------------------</text:p>
      <text:p text:style-name="P4"><text:span text:style-name="T13">from</text:span> <text:span text:style-name="T5">modules</text:span>.<text:span text:style-name="T5">readings</text:span>.<text:span text:style-name="T5">service</text:span> <text:span text:style-name="T13">import</text:span> <text:span text:style-name="T7">clear_readings</text:span></text:p>
      <text:p text:style-name="P6"/>
      <text:p text:style-name="P5"><text:span text:style-name="T14">if</text:span><text:span text:style-name="T9"> </text:span><text:span text:style-name="T6">st</text:span><text:span text:style-name="T9">.</text:span><text:span text:style-name="T2">button</text:span><text:span text:style-name="T9">(</text:span><text:span text:style-name="T11">"?</text:span><text:span text:style-name="T12">￯ﾸﾏ </text:span><text:span text:style-name="T11">Borrar historial"</text:span><text:span text:style-name="T9">, </text:span><text:span text:style-name="T18">key</text:span><text:span text:style-name="T4">=</text:span><text:span text:style-name="T11">"btn_delete_readings"</text:span><text:span text:style-name="T9">):</text:span></text:p>
      <text:p text:style-name="P5">    <text:span text:style-name="T14">if</text:span><text:span text:style-name="T9"> </text:span><text:span text:style-name="T23">ENV</text:span><text:span text:style-name="T9"> </text:span><text:span text:style-name="T4">==</text:span><text:span text:style-name="T9"> </text:span><text:span text:style-name="T11">"prod"</text:span><text:span text:style-name="T9">:</text:span></text:p>
      <text:p text:style-name="P5">        <text:span text:style-name="T6">st</text:span><text:span text:style-name="T9">.</text:span><text:span text:style-name="T2">error</text:span><text:span text:style-name="T9">(</text:span><text:span text:style-name="T11">"No puedes borrar datos en producción"</text:span><text:span text:style-name="T9">)</text:span></text:p>
      <text:p text:style-name="P5">    <text:span text:style-name="T14">else</text:span><text:span text:style-name="T9">:</text:span></text:p>
      <text:p text:style-name="P5">        <text:span text:style-name="T8">clear_readings</text:span><text:span text:style-name="T9">(</text:span><text:span text:style-name="T2">asset_id</text:span><text:span text:style-name="T9">)</text:span></text:p>
      <text:p text:style-name="P5">        <text:span text:style-name="T6">st</text:span><text:span text:style-name="T9">.</text:span><text:span text:style-name="T2">success</text:span><text:span text:style-name="T9">(</text:span><text:span text:style-name="T11">"Historial eliminado"</text:span><text:span text:style-name="T9">)</text:span></text:p>
      <text:p text:style-name="P5">        <text:span text:style-name="T6">st</text:span><text:span text:style-name="T9">.</text:span><text:span text:style-name="T8">rerun</text:span><text:span text:style-name="T9">()</text:span></text:p>
      <text:p text:style-name="P2"><text:line-break/></text:p>
      <text:p text:style-name="P7"># -----------------------------</text:p>
      <text:p text:style-name="P7"># HISTORIAL + LSI</text:p>
      <text:p text:style-name="P7"># -----------------------------</text:p>
      <text:p text:style-name="P4"><text:span text:style-name="T13">from</text:span> <text:span text:style-name="T5">modules</text:span>.<text:span text:style-name="T5">analytics</text:span>.<text:span text:style-name="T5">service</text:span> <text:span text:style-name="T13">import</text:span> <text:span text:style-name="T7">calcular_lsi</text:span>, <text:span text:style-name="T7">clasificar_lsi</text:span></text:p>
      <text:p text:style-name="P4"><text:span text:style-name="T13">import</text:span> <text:span text:style-name="T5">pandas</text:span> <text:span text:style-name="T13">as</text:span> <text:span text:style-name="T5">pd</text:span></text:p>
      <text:p text:style-name="P6"/>
      <text:p text:style-name="P4"><text:span text:style-name="T1">readings</text:span> <text:span text:style-name="T3">=</text:span> <text:span text:style-name="T7">list_readings</text:span>(<text:span text:style-name="T1">asset_id</text:span>)</text:p>
      <text:p text:style-name="P6"><text:soft-page-break/></text:p>
      <text:p text:style-name="P4"><text:span text:style-name="T5">st</text:span>.<text:span text:style-name="T1">subheader</text:span>(<text:span text:style-name="T10">"Historial"</text:span>)</text:p>
      <text:p text:style-name="P6"/>
      <text:p text:style-name="P4"><text:span text:style-name="T13">if</text:span> <text:span text:style-name="T1">readings</text:span>:</text:p>
      <text:p text:style-name="P5">    <text:span text:style-name="T24">#para ordenar historial</text:span></text:p>
      <text:p text:style-name="P5">    <text:span text:style-name="T2">df</text:span><text:span text:style-name="T9"> </text:span><text:span text:style-name="T4">=</text:span><text:span text:style-name="T9"> </text:span><text:span text:style-name="T6">pd</text:span><text:span text:style-name="T9">.</text:span><text:span text:style-name="T6">DataFrame</text:span><text:span text:style-name="T9">(</text:span><text:span text:style-name="T2">readings</text:span><text:span text:style-name="T9">).</text:span><text:span text:style-name="T8">sort_values</text:span><text:span text:style-name="T9">(</text:span><text:span text:style-name="T11">"date"</text:span><text:span text:style-name="T9">)</text:span></text:p>
      <text:p text:style-name="P5">    <text:span text:style-name="T2">df</text:span><text:span text:style-name="T9"> </text:span><text:span text:style-name="T4">=</text:span><text:span text:style-name="T9"> </text:span><text:span text:style-name="T2">df</text:span><text:span text:style-name="T9">.</text:span><text:span text:style-name="T8">dropna</text:span><text:span text:style-name="T9">()</text:span></text:p>
      <text:p text:style-name="P6"/>
      <text:p text:style-name="P5">    <text:span text:style-name="T14">if</text:span><text:span text:style-name="T9"> </text:span><text:span text:style-name="T22">not</text:span><text:span text:style-name="T9"> </text:span><text:span text:style-name="T2">df</text:span><text:span text:style-name="T9">.</text:span><text:span text:style-name="T2">empty</text:span><text:span text:style-name="T9">:</text:span></text:p>
      <text:p text:style-name="P5">        </text:p>
      <text:p text:style-name="P6"/>
      <text:p text:style-name="P5">        <text:span text:style-name="T2">df</text:span><text:span text:style-name="T9">[[</text:span><text:span text:style-name="T11">"LSI_tabla"</text:span><text:span text:style-name="T9">, </text:span><text:span text:style-name="T11">"LSI_log"</text:span><text:span text:style-name="T9">, </text:span><text:span text:style-name="T11">"Error_LSI"</text:span><text:span text:style-name="T9">]] </text:span><text:span text:style-name="T4">=</text:span><text:span text:style-name="T9"> </text:span><text:span text:style-name="T2">df</text:span><text:span text:style-name="T9">.</text:span><text:span text:style-name="T8">apply</text:span><text:span text:style-name="T9">(</text:span></text:p>
      <text:p text:style-name="P5">            <text:span text:style-name="T16">lambda</text:span><text:span text:style-name="T9"> </text:span><text:span text:style-name="T18">row</text:span><text:span text:style-name="T9">: </text:span><text:span text:style-name="T6">pd</text:span><text:span text:style-name="T9">.</text:span><text:span text:style-name="T6">Series</text:span><text:span text:style-name="T9">(</text:span></text:p>
      <text:p text:style-name="P5">                <text:span text:style-name="T8">calcular_lsi_dual</text:span><text:span text:style-name="T9">(</text:span></text:p>
      <text:p text:style-name="P5">                    <text:span text:style-name="T18">row</text:span><text:span text:style-name="T9">[</text:span><text:span text:style-name="T11">"ph"</text:span><text:span text:style-name="T9">],</text:span></text:p>
      <text:p text:style-name="P5">                    <text:span text:style-name="T18">row</text:span><text:span text:style-name="T9">[</text:span><text:span text:style-name="T11">"temperature"</text:span><text:span text:style-name="T9">],</text:span></text:p>
      <text:p text:style-name="P5">                    <text:span text:style-name="T18">row</text:span><text:span text:style-name="T9">[</text:span><text:span text:style-name="T11">"tds"</text:span><text:span text:style-name="T9">],</text:span></text:p>
      <text:p text:style-name="P5">                    <text:span text:style-name="T18">row</text:span><text:span text:style-name="T9">[</text:span><text:span text:style-name="T11">"calcium"</text:span><text:span text:style-name="T9">],</text:span></text:p>
      <text:p text:style-name="P5">                    <text:span text:style-name="T18">row</text:span><text:span text:style-name="T9">[</text:span><text:span text:style-name="T11">"alkalinity"</text:span><text:span text:style-name="T9">]</text:span></text:p>
      <text:p text:style-name="P5">                <text:span text:style-name="T9">)</text:span></text:p>
      <text:p text:style-name="P5">            <text:span text:style-name="T9">),</text:span></text:p>
      <text:p text:style-name="P5">            <text:span text:style-name="T18">axis</text:span><text:span text:style-name="T4">=</text:span><text:span text:style-name="T20">1</text:span></text:p>
      <text:p text:style-name="P5">        <text:span text:style-name="T9">)</text:span></text:p>
      <text:p text:style-name="P6"/>
      <text:p text:style-name="P5">        <text:span text:style-name="T2">df</text:span><text:span text:style-name="T9">[</text:span><text:span text:style-name="T11">"Error_LSI"</text:span><text:span text:style-name="T9">] </text:span><text:span text:style-name="T4">=</text:span><text:span text:style-name="T9"> (</text:span><text:span text:style-name="T2">df</text:span><text:span text:style-name="T9">[</text:span><text:span text:style-name="T11">"LSI_log"</text:span><text:span text:style-name="T9">] </text:span><text:span text:style-name="T25">-</text:span><text:span text:style-name="T9"> </text:span><text:span text:style-name="T2">df</text:span><text:span text:style-name="T9">[</text:span><text:span text:style-name="T11">"LSI_tabla"</text:span><text:span text:style-name="T9">]).</text:span><text:span text:style-name="T8">round</text:span><text:span text:style-name="T9">(</text:span><text:span text:style-name="T20">3</text:span><text:span text:style-name="T9">)</text:span></text:p>
      <text:p text:style-name="P5">        <text:span text:style-name="T2">df</text:span><text:span text:style-name="T9">[</text:span><text:span text:style-name="T11">"Error_abs"</text:span><text:span text:style-name="T9">] </text:span><text:span text:style-name="T4">=</text:span><text:span text:style-name="T9"> </text:span><text:span text:style-name="T2">df</text:span><text:span text:style-name="T9">[</text:span><text:span text:style-name="T11">"Error_LSI"</text:span><text:span text:style-name="T9">].</text:span><text:span text:style-name="T8">abs</text:span><text:span text:style-name="T9">()</text:span></text:p>
      <text:p text:style-name="P6"/>
      <text:p text:style-name="P5">        <text:span text:style-name="T24"># ? ESTE ES CLAVE</text:span></text:p>
      <text:p text:style-name="P5">        <text:span text:style-name="T24"># -----------------------------</text:span></text:p>
      <text:p text:style-name="P5">        <text:span text:style-name="T24"># SELECTOR DE MODELO</text:span></text:p>
      <text:p text:style-name="P5">        <text:span text:style-name="T24"># -----------------------------</text:span></text:p>
      <text:p text:style-name="P5">        <text:span text:style-name="T2">modo</text:span><text:span text:style-name="T9"> </text:span><text:span text:style-name="T4">=</text:span><text:span text:style-name="T9"> </text:span><text:span text:style-name="T6">st</text:span><text:span text:style-name="T9">.</text:span><text:span text:style-name="T2">selectbox</text:span><text:span text:style-name="T9">(</text:span></text:p>
      <text:p text:style-name="P5">            <text:span text:style-name="T11">"Modelo LSI"</text:span><text:span text:style-name="T9">,</text:span></text:p>
      <text:p text:style-name="P5">            <text:span text:style-name="T9">[</text:span><text:span text:style-name="T11">"Log (preciso)"</text:span><text:span text:style-name="T9">, </text:span><text:span text:style-name="T11">"Tabla (operativo)"</text:span><text:span text:style-name="T9">]</text:span></text:p>
      <text:p text:style-name="P5">        <text:span text:style-name="T9">)</text:span></text:p>
      <text:p text:style-name="P6"/>
      <text:p text:style-name="P5">        <text:span text:style-name="T24"># -----------------------------</text:span></text:p>
      <text:p text:style-name="P5">        <text:span text:style-name="T24"># ASIGNACIÓN DINÁMICA</text:span></text:p>
      <text:p text:style-name="P5">        <text:span text:style-name="T24"># -----------------------------</text:span></text:p>
      <text:p text:style-name="P5">        <text:span text:style-name="T14">if</text:span><text:span text:style-name="T9"> </text:span><text:span text:style-name="T2">modo</text:span><text:span text:style-name="T9"> </text:span><text:span text:style-name="T4">==</text:span><text:span text:style-name="T9"> </text:span><text:span text:style-name="T11">"Log (preciso)"</text:span><text:span text:style-name="T9">:</text:span></text:p>
      <text:p text:style-name="P5">            <text:span text:style-name="T2">df</text:span><text:span text:style-name="T9">[</text:span><text:span text:style-name="T11">"LSI"</text:span><text:span text:style-name="T9">] </text:span><text:span text:style-name="T4">=</text:span><text:span text:style-name="T9"> </text:span><text:span text:style-name="T2">df</text:span><text:span text:style-name="T9">[</text:span><text:span text:style-name="T11">"LSI_log"</text:span><text:span text:style-name="T9">]</text:span></text:p>
      <text:p text:style-name="P5">        <text:span text:style-name="T14">else</text:span><text:span text:style-name="T9">:</text:span></text:p>
      <text:p text:style-name="P5">            <text:span text:style-name="T2">df</text:span><text:span text:style-name="T9">[</text:span><text:span text:style-name="T11">"LSI"</text:span><text:span text:style-name="T9">] </text:span><text:span text:style-name="T4">=</text:span><text:span text:style-name="T9"> </text:span><text:span text:style-name="T2">df</text:span><text:span text:style-name="T9">[</text:span><text:span text:style-name="T11">"LSI_tabla"</text:span><text:span text:style-name="T9">]</text:span></text:p>
      <text:p text:style-name="P6"/>
      <text:p text:style-name="P5">        <text:span text:style-name="T24"># -----------------------------</text:span></text:p>
      <text:p text:style-name="P5">        <text:span text:style-name="T24"># CLASIFICACIÓN</text:span></text:p>
      <text:p text:style-name="P5">        <text:span text:style-name="T24"># -----------------------------</text:span></text:p>
      <text:p text:style-name="P5">        <text:span text:style-name="T2">df</text:span><text:span text:style-name="T9">[</text:span><text:span text:style-name="T11">"Estado"</text:span><text:span text:style-name="T9">] </text:span><text:span text:style-name="T4">=</text:span><text:span text:style-name="T9"> </text:span><text:span text:style-name="T2">df</text:span><text:span text:style-name="T9">[</text:span><text:span text:style-name="T11">"LSI"</text:span><text:span text:style-name="T9">].</text:span><text:span text:style-name="T8">apply</text:span><text:span text:style-name="T9">(</text:span><text:span text:style-name="T8">clasificar_lsi</text:span><text:span text:style-name="T9">)</text:span></text:p>
      <text:p text:style-name="P5">        <text:span text:style-name="T14">from</text:span><text:span text:style-name="T9"> </text:span><text:span text:style-name="T6">modules</text:span><text:span text:style-name="T9">.</text:span><text:span text:style-name="T6">analytics</text:span><text:span text:style-name="T9">.</text:span><text:span text:style-name="T6">service</text:span><text:span text:style-name="T9"> </text:span><text:span text:style-name="T14">import</text:span><text:span text:style-name="T9"> </text:span><text:span text:style-name="T8">recomendaciones_lsi</text:span></text:p>
      <text:p text:style-name="P6"/>
      <text:p text:style-name="P5">        <text:span text:style-name="T2">df</text:span><text:span text:style-name="T9">[</text:span><text:span text:style-name="T11">"Recomendación"</text:span><text:span text:style-name="T9">] </text:span><text:span text:style-name="T4">=</text:span><text:span text:style-name="T9"> </text:span><text:span text:style-name="T2">df</text:span><text:span text:style-name="T9">.</text:span><text:span text:style-name="T8">apply</text:span><text:span text:style-name="T9">(</text:span><text:span text:style-name="T8">recomendaciones_lsi</text:span><text:span text:style-name="T9">, </text:span><text:span text:style-name="T18">axis</text:span><text:span text:style-name="T4">=</text:span><text:span text:style-name="T20">1</text:span><text:span text:style-name="T9">)</text:span></text:p>
      <text:p text:style-name="P5"><text:soft-page-break/>        <text:span text:style-name="T14">from</text:span><text:span text:style-name="T9"> </text:span><text:span text:style-name="T6">modules</text:span><text:span text:style-name="T9">.</text:span><text:span text:style-name="T6">analytics</text:span><text:span text:style-name="T9">.</text:span><text:span text:style-name="T6">service</text:span><text:span text:style-name="T9"> </text:span><text:span text:style-name="T14">import</text:span><text:span text:style-name="T9"> </text:span><text:span text:style-name="T8">tendencia_lsi</text:span><text:span text:style-name="T9">, </text:span><text:span text:style-name="T8">proyectar_lsi</text:span></text:p>
      <text:p text:style-name="P6"/>
      <text:p text:style-name="P5">        <text:span text:style-name="T2">estado_tendencia</text:span><text:span text:style-name="T9">, </text:span><text:span text:style-name="T2">slope</text:span><text:span text:style-name="T9"> </text:span><text:span text:style-name="T4">=</text:span><text:span text:style-name="T9"> </text:span><text:span text:style-name="T8">tendencia_lsi</text:span><text:span text:style-name="T9">(</text:span><text:span text:style-name="T2">df</text:span><text:span text:style-name="T9">)</text:span></text:p>
      <text:p text:style-name="P5">        <text:span text:style-name="T2">proyeccion</text:span><text:span text:style-name="T9"> </text:span><text:span text:style-name="T4">=</text:span><text:span text:style-name="T9"> </text:span><text:span text:style-name="T8">proyectar_lsi</text:span><text:span text:style-name="T9">(</text:span><text:span text:style-name="T2">df</text:span><text:span text:style-name="T9">)</text:span></text:p>
      <text:p text:style-name="P5">        <text:span text:style-name="T24"># -----------------------------</text:span></text:p>
      <text:p text:style-name="P5">        <text:span text:style-name="T24"># DASHBOARD PRO</text:span></text:p>
      <text:p text:style-name="P5">        <text:span text:style-name="T24"># -----------------------------</text:span></text:p>
      <text:p text:style-name="P5">        <text:span text:style-name="T14">import</text:span><text:span text:style-name="T9"> </text:span><text:span text:style-name="T6">plotly</text:span><text:span text:style-name="T9">.</text:span><text:span text:style-name="T6">express</text:span><text:span text:style-name="T9"> </text:span><text:span text:style-name="T14">as</text:span><text:span text:style-name="T9"> </text:span><text:span text:style-name="T6">px</text:span></text:p>
      <text:p text:style-name="P6"/>
      <text:p text:style-name="P5">        <text:span text:style-name="T6">st</text:span><text:span text:style-name="T9">.</text:span><text:span text:style-name="T2">divider</text:span><text:span text:style-name="T9">()</text:span></text:p>
      <text:p text:style-name="P6"/>
      <text:p text:style-name="P5">        <text:span text:style-name="T24"># ? ÚLTIMO REGISTRO</text:span></text:p>
      <text:p text:style-name="P5">        <text:span text:style-name="T2">ultimo</text:span><text:span text:style-name="T9"> </text:span><text:span text:style-name="T4">=</text:span><text:span text:style-name="T9"> </text:span><text:span text:style-name="T2">df</text:span><text:span text:style-name="T9">.</text:span><text:span text:style-name="T2">iloc</text:span><text:span text:style-name="T9">[</text:span><text:span text:style-name="T4">-</text:span><text:span text:style-name="T20">1</text:span><text:span text:style-name="T9">]</text:span></text:p>
      <text:p text:style-name="P6"/>
      <text:p text:style-name="P5">        <text:span text:style-name="T2">col1</text:span><text:span text:style-name="T9">, </text:span><text:span text:style-name="T2">col2</text:span><text:span text:style-name="T9">, </text:span><text:span text:style-name="T2">col3</text:span><text:span text:style-name="T9"> </text:span><text:span text:style-name="T4">=</text:span><text:span text:style-name="T9"> </text:span><text:span text:style-name="T6">st</text:span><text:span text:style-name="T9">.</text:span><text:span text:style-name="T2">columns</text:span><text:span text:style-name="T9">(</text:span><text:span text:style-name="T20">3</text:span><text:span text:style-name="T9">)</text:span></text:p>
      <text:p text:style-name="P6"/>
      <text:p text:style-name="P5">        <text:span text:style-name="T24"># KPI</text:span></text:p>
      <text:p text:style-name="P5">        <text:span text:style-name="T2">col1</text:span><text:span text:style-name="T9">.</text:span><text:span text:style-name="T8">metric</text:span><text:span text:style-name="T9">(</text:span><text:span text:style-name="T11">"LSI actual"</text:span><text:span text:style-name="T9">, </text:span><text:span text:style-name="T8">round</text:span><text:span text:style-name="T9">(</text:span><text:span text:style-name="T2">ultimo</text:span><text:span text:style-name="T9">[</text:span><text:span text:style-name="T11">"LSI"</text:span><text:span text:style-name="T9">], </text:span><text:span text:style-name="T20">2</text:span><text:span text:style-name="T9">))</text:span></text:p>
      <text:p text:style-name="P5">        </text:p>
      <text:p text:style-name="P5">        <text:span text:style-name="T24"># ESTADO TEXTO</text:span></text:p>
      <text:p text:style-name="P5">        <text:span text:style-name="T2">col2</text:span><text:span text:style-name="T9">.</text:span><text:span text:style-name="T8">metric</text:span><text:span text:style-name="T9">(</text:span><text:span text:style-name="T11">"Estado"</text:span><text:span text:style-name="T9">, </text:span><text:span text:style-name="T2">ultimo</text:span><text:span text:style-name="T9">[</text:span><text:span text:style-name="T11">"Estado"</text:span><text:span text:style-name="T9">])</text:span></text:p>
      <text:p text:style-name="P6"/>
      <text:p text:style-name="P5">        <text:span text:style-name="T24"># SEMÁFORO</text:span></text:p>
      <text:p text:style-name="P5">        <text:span text:style-name="T2">estado</text:span><text:span text:style-name="T9"> </text:span><text:span text:style-name="T4">=</text:span><text:span text:style-name="T9"> </text:span><text:span text:style-name="T2">ultimo</text:span><text:span text:style-name="T9">[</text:span><text:span text:style-name="T11">"Estado"</text:span><text:span text:style-name="T9">]</text:span></text:p>
      <text:p text:style-name="P6"/>
      <text:p text:style-name="P5">        <text:span text:style-name="T14">if</text:span><text:span text:style-name="T9"> </text:span><text:span text:style-name="T2">estado</text:span><text:span text:style-name="T9"> </text:span><text:span text:style-name="T4">==</text:span><text:span text:style-name="T9"> </text:span><text:span text:style-name="T11">"Estable"</text:span><text:span text:style-name="T9">:</text:span></text:p>
      <text:p text:style-name="P5">            <text:span text:style-name="T2">col3</text:span><text:span text:style-name="T9">.</text:span><text:span text:style-name="T8">success</text:span><text:span text:style-name="T9">(</text:span><text:span text:style-name="T11">"? Sistema estable"</text:span><text:span text:style-name="T9">)</text:span></text:p>
      <text:p text:style-name="P5">        <text:span text:style-name="T14">elif</text:span><text:span text:style-name="T9"> </text:span><text:span text:style-name="T2">estado</text:span><text:span text:style-name="T9"> </text:span><text:span text:style-name="T4">==</text:span><text:span text:style-name="T9"> </text:span><text:span text:style-name="T11">"Incrustante"</text:span><text:span text:style-name="T9">:</text:span></text:p>
      <text:p text:style-name="P5">            <text:span text:style-name="T2">col3</text:span><text:span text:style-name="T9">.</text:span><text:span text:style-name="T8">error</text:span><text:span text:style-name="T9">(</text:span><text:span text:style-name="T11">"? Riesgo de incrustación"</text:span><text:span text:style-name="T9">)</text:span></text:p>
      <text:p text:style-name="P5">        <text:span text:style-name="T14">else</text:span><text:span text:style-name="T9">:</text:span></text:p>
      <text:p text:style-name="P5">            <text:span text:style-name="T2">col3</text:span><text:span text:style-name="T9">.</text:span><text:span text:style-name="T8">warning</text:span><text:span text:style-name="T9">(</text:span><text:span text:style-name="T11">"? Riesgo de corrosión"</text:span><text:span text:style-name="T9">)</text:span></text:p>
      <text:p text:style-name="P6"/>
      <text:p text:style-name="P5">        <text:span text:style-name="T24"># -----------------------------</text:span></text:p>
      <text:p text:style-name="P5">        <text:span text:style-name="T24"># ALERTA AUTOMÁTICA</text:span></text:p>
      <text:p text:style-name="P5">        <text:span text:style-name="T24"># -----------------------------</text:span></text:p>
      <text:p text:style-name="P5">        <text:span text:style-name="T14">if</text:span><text:span text:style-name="T9"> </text:span><text:span text:style-name="T2">ultimo</text:span><text:span text:style-name="T9">[</text:span><text:span text:style-name="T11">"LSI"</text:span><text:span text:style-name="T9">] </text:span><text:span text:style-name="T4">&gt;</text:span><text:span text:style-name="T9"> </text:span><text:span text:style-name="T20">0.5</text:span><text:span text:style-name="T9">:</text:span></text:p>
      <text:p text:style-name="P5">            <text:span text:style-name="T6">st</text:span><text:span text:style-name="T9">.</text:span><text:span text:style-name="T2">error</text:span><text:span text:style-name="T9">(</text:span><text:span text:style-name="T11">"⚠️ Agua incrustante — riesgo de depósitos"</text:span><text:span text:style-name="T9">)</text:span></text:p>
      <text:p text:style-name="P5">        <text:span text:style-name="T14">elif</text:span><text:span text:style-name="T9"> </text:span><text:span text:style-name="T2">ultimo</text:span><text:span text:style-name="T9">[</text:span><text:span text:style-name="T11">"LSI"</text:span><text:span text:style-name="T9">] </text:span><text:span text:style-name="T4">&lt;</text:span><text:span text:style-name="T9"> </text:span><text:span text:style-name="T4">-</text:span><text:span text:style-name="T20">0.5</text:span><text:span text:style-name="T9">:</text:span></text:p>
      <text:p text:style-name="P5">            <text:span text:style-name="T6">st</text:span><text:span text:style-name="T9">.</text:span><text:span text:style-name="T2">warning</text:span><text:span text:style-name="T9">(</text:span><text:span text:style-name="T11">"⚠️ Agua corrosiva — riesgo de daño"</text:span><text:span text:style-name="T9">)</text:span></text:p>
      <text:p text:style-name="P5">        <text:span text:style-name="T14">else</text:span><text:span text:style-name="T9">:</text:span></text:p>
      <text:p text:style-name="P5">            <text:span text:style-name="T6">st</text:span><text:span text:style-name="T9">.</text:span><text:span text:style-name="T2">success</text:span><text:span text:style-name="T9">(</text:span><text:span text:style-name="T11">"Sistema en equilibrio"</text:span><text:span text:style-name="T9">)</text:span></text:p>
      <text:p text:style-name="P5">        </text:p>
      <text:p text:style-name="P5">        <text:span text:style-name="T6">st</text:span><text:span text:style-name="T9">.</text:span><text:span text:style-name="T2">subheader</text:span><text:span text:style-name="T9">(</text:span><text:span text:style-name="T11">"? Recomendación"</text:span><text:span text:style-name="T9">)</text:span></text:p>
      <text:p text:style-name="P5">        <text:span text:style-name="T6">st</text:span><text:span text:style-name="T9">.</text:span><text:span text:style-name="T2">info</text:span><text:span text:style-name="T9">(</text:span><text:span text:style-name="T2">ultimo</text:span><text:span text:style-name="T9">[</text:span><text:span text:style-name="T11">"Recomendación"</text:span><text:span text:style-name="T9">])</text:span></text:p>
      <text:p text:style-name="P6"/>
      <text:p text:style-name="P5">        <text:span text:style-name="T6">st</text:span><text:span text:style-name="T9">.</text:span><text:span text:style-name="T2">subheader</text:span><text:span text:style-name="T9">(</text:span><text:span text:style-name="T11">"? Tendencia"</text:span><text:span text:style-name="T9">)</text:span></text:p>
      <text:p text:style-name="P5">        <text:span text:style-name="T6">st</text:span><text:span text:style-name="T9">.</text:span><text:span text:style-name="T2">info</text:span><text:span text:style-name="T9">(</text:span><text:span text:style-name="T16">f</text:span><text:span text:style-name="T11">"</text:span><text:span text:style-name="T16">{</text:span><text:span text:style-name="T2">estado_tendencia</text:span><text:span text:style-name="T16">}</text:span><text:span text:style-name="T11">"</text:span><text:span text:style-name="T9">)</text:span></text:p>
      <text:p text:style-name="P6"/>
      <text:p text:style-name="P5">        <text:span text:style-name="T6">st</text:span><text:span text:style-name="T9">.</text:span><text:span text:style-name="T2">dataframe</text:span><text:span text:style-name="T9">(</text:span><text:span text:style-name="T2">df</text:span><text:span text:style-name="T9">)</text:span></text:p>
      <text:p text:style-name="P6"/>
      <text:p text:style-name="P5">        <text:span text:style-name="T14">from</text:span><text:span text:style-name="T9"> </text:span><text:span text:style-name="T6">modules</text:span><text:span text:style-name="T9">.</text:span><text:span text:style-name="T6">analytics</text:span><text:span text:style-name="T9">.</text:span><text:span text:style-name="T6">service</text:span><text:span text:style-name="T9"> </text:span><text:span text:style-name="T14">import</text:span><text:span text:style-name="T9"> </text:span><text:span text:style-name="T8">calcular_componentes</text:span></text:p>
      <text:p text:style-name="P6"><text:soft-page-break/></text:p>
      <text:p text:style-name="P5">        <text:span text:style-name="T2">df</text:span><text:span text:style-name="T9">[[</text:span><text:span text:style-name="T11">"A"</text:span><text:span text:style-name="T9">, </text:span><text:span text:style-name="T11">"B"</text:span><text:span text:style-name="T9">, </text:span><text:span text:style-name="T11">"C"</text:span><text:span text:style-name="T9">, </text:span><text:span text:style-name="T11">"D"</text:span><text:span text:style-name="T9">]] </text:span><text:span text:style-name="T4">=</text:span><text:span text:style-name="T9"> </text:span><text:span text:style-name="T2">df</text:span><text:span text:style-name="T9">.</text:span><text:span text:style-name="T8">apply</text:span><text:span text:style-name="T9">(</text:span></text:p>
      <text:p text:style-name="P5">            <text:span text:style-name="T16">lambda</text:span><text:span text:style-name="T9"> </text:span><text:span text:style-name="T18">row</text:span><text:span text:style-name="T9">: </text:span><text:span text:style-name="T6">pd</text:span><text:span text:style-name="T9">.</text:span><text:span text:style-name="T6">Series</text:span><text:span text:style-name="T9">(</text:span><text:span text:style-name="T8">calcular_componentes</text:span><text:span text:style-name="T9">(</text:span><text:span text:style-name="T18">row</text:span><text:span text:style-name="T9">)),</text:span></text:p>
      <text:p text:style-name="P5">            <text:span text:style-name="T18">axis</text:span><text:span text:style-name="T4">=</text:span><text:span text:style-name="T20">1</text:span></text:p>
      <text:p text:style-name="P5">        <text:span text:style-name="T9">)</text:span></text:p>
      <text:p text:style-name="P6"/>
      <text:p text:style-name="P5">        <text:span text:style-name="T2">df</text:span><text:span text:style-name="T9"> </text:span><text:span text:style-name="T4">=</text:span><text:span text:style-name="T9"> </text:span><text:span text:style-name="T2">df</text:span><text:span text:style-name="T9">[</text:span></text:p>
      <text:p text:style-name="P5">            <text:span text:style-name="T9">[</text:span><text:span text:style-name="T11">"date"</text:span><text:span text:style-name="T9">, </text:span><text:span text:style-name="T11">"ph"</text:span><text:span text:style-name="T9">, </text:span><text:span text:style-name="T11">"temperature"</text:span><text:span text:style-name="T9">, </text:span><text:span text:style-name="T11">"tds"</text:span><text:span text:style-name="T9">, </text:span><text:span text:style-name="T11">"calcium"</text:span><text:span text:style-name="T9">, </text:span><text:span text:style-name="T11">"alkalinity"</text:span><text:span text:style-name="T9">,</text:span></text:p>
      <text:p text:style-name="P5">            <text:span text:style-name="T11">"A"</text:span><text:span text:style-name="T9">, </text:span><text:span text:style-name="T11">"B"</text:span><text:span text:style-name="T9">, </text:span><text:span text:style-name="T11">"C"</text:span><text:span text:style-name="T9">, </text:span><text:span text:style-name="T11">"D"</text:span><text:span text:style-name="T9">, </text:span><text:span text:style-name="T11">"LSI"</text:span><text:span text:style-name="T9">, </text:span><text:span text:style-name="T11">"Estado"</text:span><text:span text:style-name="T9">, </text:span><text:span text:style-name="T11">"Recomendación"</text:span><text:span text:style-name="T9">]</text:span></text:p>
      <text:p text:style-name="P5">        <text:span text:style-name="T9">]</text:span></text:p>
      <text:p text:style-name="P5">        <text:span text:style-name="T24"># -----------------------------</text:span></text:p>
      <text:p text:style-name="P5">        <text:span text:style-name="T24"># EXPORTAR A EXCEL</text:span></text:p>
      <text:p text:style-name="P5">        <text:span text:style-name="T24"># -----------------------------</text:span></text:p>
      <text:p text:style-name="P5">        <text:span text:style-name="T14">import</text:span><text:span text:style-name="T9"> </text:span><text:span text:style-name="T6">io</text:span></text:p>
      <text:p text:style-name="P6"/>
      <text:p text:style-name="P5">        <text:span text:style-name="T6">st</text:span><text:span text:style-name="T9">.</text:span><text:span text:style-name="T2">subheader</text:span><text:span text:style-name="T9">(</text:span><text:span text:style-name="T11">"? Exportar historial"</text:span><text:span text:style-name="T9">)</text:span></text:p>
      <text:p text:style-name="P6"/>
      <text:p text:style-name="P5">        <text:span text:style-name="T2">output</text:span><text:span text:style-name="T9"> </text:span><text:span text:style-name="T4">=</text:span><text:span text:style-name="T9"> </text:span><text:span text:style-name="T6">io</text:span><text:span text:style-name="T9">.</text:span><text:span text:style-name="T6">BytesIO</text:span><text:span text:style-name="T9">()</text:span></text:p>
      <text:p text:style-name="P6"/>
      <text:p text:style-name="P5">        <text:span text:style-name="T14">with</text:span><text:span text:style-name="T9"> </text:span><text:span text:style-name="T6">pd</text:span><text:span text:style-name="T9">.</text:span><text:span text:style-name="T6">ExcelWriter</text:span><text:span text:style-name="T9">(</text:span><text:span text:style-name="T2">output</text:span><text:span text:style-name="T9">, </text:span><text:span text:style-name="T18">engine</text:span><text:span text:style-name="T4">=</text:span><text:span text:style-name="T11">'openpyxl'</text:span><text:span text:style-name="T9">) </text:span><text:span text:style-name="T14">as</text:span><text:span text:style-name="T9"> </text:span><text:span text:style-name="T2">writer</text:span><text:span text:style-name="T9">:</text:span></text:p>
      <text:p text:style-name="P5">            <text:span text:style-name="T2">df</text:span><text:span text:style-name="T9">.</text:span><text:span text:style-name="T8">to_excel</text:span><text:span text:style-name="T9">(</text:span><text:span text:style-name="T2">writer</text:span><text:span text:style-name="T9">, </text:span><text:span text:style-name="T18">index</text:span><text:span text:style-name="T4">=</text:span><text:span text:style-name="T22">False</text:span><text:span text:style-name="T9">, </text:span><text:span text:style-name="T18">sheet_name</text:span><text:span text:style-name="T4">=</text:span><text:span text:style-name="T11">"Historial"</text:span><text:span text:style-name="T9">)</text:span></text:p>
      <text:p text:style-name="P6"/>
      <text:p text:style-name="P5">        <text:span text:style-name="T2">excel_data</text:span><text:span text:style-name="T9"> </text:span><text:span text:style-name="T4">=</text:span><text:span text:style-name="T9"> </text:span><text:span text:style-name="T2">output</text:span><text:span text:style-name="T9">.</text:span><text:span text:style-name="T8">getvalue</text:span><text:span text:style-name="T9">()</text:span></text:p>
      <text:p text:style-name="P6"/>
      <text:p text:style-name="P5">        <text:span text:style-name="T6">st</text:span><text:span text:style-name="T9">.</text:span><text:span text:style-name="T2">download_button</text:span><text:span text:style-name="T9">(</text:span></text:p>
      <text:p text:style-name="P5">            <text:span text:style-name="T18">label</text:span><text:span text:style-name="T4">=</text:span><text:span text:style-name="T11">"⬇️ Descargar Excel"</text:span><text:span text:style-name="T9">,</text:span></text:p>
      <text:p text:style-name="P5">            <text:span text:style-name="T18">data</text:span><text:span text:style-name="T4">=</text:span><text:span text:style-name="T2">excel_data</text:span><text:span text:style-name="T9">,</text:span></text:p>
      <text:p text:style-name="P5">            <text:span text:style-name="T18">file_name</text:span><text:span text:style-name="T4">=</text:span><text:span text:style-name="T11">"historial_water_analytics.xlsx"</text:span><text:span text:style-name="T9">,</text:span></text:p>
      <text:p text:style-name="P5">            <text:span text:style-name="T18">mime</text:span><text:span text:style-name="T4">=</text:span><text:span text:style-name="T11">"application/vnd.openxmlformats-officedocument.spreadsheetml.sheet"</text:span></text:p>
      <text:p text:style-name="P5">        <text:span text:style-name="T9">)</text:span></text:p>
      <text:p text:style-name="P6"/>
      <text:p text:style-name="P5">        <text:span text:style-name="T24"># -----------------------------</text:span></text:p>
      <text:p text:style-name="P5">        <text:span text:style-name="T24"># OPTIMIZACIÓN TEÓRICA</text:span></text:p>
      <text:p text:style-name="P5">        <text:span text:style-name="T24"># -----------------------------</text:span></text:p>
      <text:p text:style-name="P5">        <text:span text:style-name="T2">opt_cols</text:span><text:span text:style-name="T9"> </text:span><text:span text:style-name="T4">=</text:span><text:span text:style-name="T9"> [</text:span></text:p>
      <text:p text:style-name="P5">            <text:span text:style-name="T11">"ph_real"</text:span><text:span text:style-name="T9">,</text:span></text:p>
      <text:p text:style-name="P5">            <text:span text:style-name="T11">"temperature_real"</text:span><text:span text:style-name="T9">,</text:span></text:p>
      <text:p text:style-name="P5">            <text:span text:style-name="T11">"tds_real"</text:span><text:span text:style-name="T9">,</text:span></text:p>
      <text:p text:style-name="P5">            <text:span text:style-name="T11">"calcium_real"</text:span><text:span text:style-name="T9">,</text:span></text:p>
      <text:p text:style-name="P5">            <text:span text:style-name="T11">"alkalinity_real"</text:span><text:span text:style-name="T9">,</text:span></text:p>
      <text:p text:style-name="P5">            <text:span text:style-name="T11">"LSI_original"</text:span><text:span text:style-name="T9">,</text:span></text:p>
      <text:p text:style-name="P5">            <text:span text:style-name="T11">"ph_ajustado"</text:span><text:span text:style-name="T9">,</text:span></text:p>
      <text:p text:style-name="P5">            <text:span text:style-name="T11">"alkalinity_ajustada"</text:span><text:span text:style-name="T9">,</text:span></text:p>
      <text:p text:style-name="P5">            <text:span text:style-name="T11">"calcium_ajustado"</text:span><text:span text:style-name="T9">,</text:span></text:p>
      <text:p text:style-name="P5">            <text:span text:style-name="T11">"LSI_ajustado"</text:span></text:p>
      <text:p text:style-name="P5">        <text:span text:style-name="T9">]</text:span></text:p>
      <text:p text:style-name="P6"/>
      <text:p text:style-name="P5">        <text:span text:style-name="T2">df</text:span><text:span text:style-name="T9">[</text:span><text:span text:style-name="T2">opt_cols</text:span><text:span text:style-name="T9">] </text:span><text:span text:style-name="T4">=</text:span><text:span text:style-name="T9"> </text:span><text:span text:style-name="T2">df</text:span><text:span text:style-name="T9">.</text:span><text:span text:style-name="T8">apply</text:span><text:span text:style-name="T9">(</text:span></text:p>
      <text:p text:style-name="P5">            <text:span text:style-name="T16">lambda</text:span><text:span text:style-name="T9"> </text:span><text:span text:style-name="T18">row</text:span><text:span text:style-name="T9">: </text:span><text:span text:style-name="T6">pd</text:span><text:span text:style-name="T9">.</text:span><text:span text:style-name="T6">Series</text:span><text:span text:style-name="T9">(</text:span></text:p>
      <text:p text:style-name="P5">                <text:span text:style-name="T8">ajustar_parametros</text:span><text:span text:style-name="T9">(</text:span><text:span text:style-name="T18">row</text:span><text:span text:style-name="T9">)</text:span></text:p>
      <text:p text:style-name="P5">            <text:span text:style-name="T9">),</text:span></text:p>
      <text:p text:style-name="P5"><text:soft-page-break/>            <text:span text:style-name="T18">axis</text:span><text:span text:style-name="T4">=</text:span><text:span text:style-name="T20">1</text:span></text:p>
      <text:p text:style-name="P5">        <text:span text:style-name="T9">)</text:span></text:p>
      <text:p text:style-name="P6"/>
      <text:p text:style-name="P5">        <text:span text:style-name="T6">st</text:span><text:span text:style-name="T9">.</text:span><text:span text:style-name="T2">subheader</text:span><text:span text:style-name="T9">(</text:span><text:span text:style-name="T11">"? Optimización Teórica"</text:span><text:span text:style-name="T9">)</text:span></text:p>
      <text:p text:style-name="P6"/>
      <text:p text:style-name="P5">        <text:span text:style-name="T6">st</text:span><text:span text:style-name="T9">.</text:span><text:span text:style-name="T2">dataframe</text:span><text:span text:style-name="T9">(</text:span><text:span text:style-name="T2">df</text:span><text:span text:style-name="T9">[[</text:span></text:p>
      <text:p text:style-name="P5">            <text:span text:style-name="T11">"ph_real"</text:span><text:span text:style-name="T9">,</text:span></text:p>
      <text:p text:style-name="P5">            <text:span text:style-name="T11">"ph_ajustado"</text:span><text:span text:style-name="T9">,</text:span></text:p>
      <text:p text:style-name="P5">            <text:span text:style-name="T11">"alkalinity_real"</text:span><text:span text:style-name="T9">,</text:span></text:p>
      <text:p text:style-name="P5">            <text:span text:style-name="T11">"alkalinity_ajustada"</text:span><text:span text:style-name="T9">,</text:span></text:p>
      <text:p text:style-name="P5">            <text:span text:style-name="T11">"calcium_real"</text:span><text:span text:style-name="T9">,</text:span></text:p>
      <text:p text:style-name="P5">            <text:span text:style-name="T11">"calcium_ajustado"</text:span><text:span text:style-name="T9">,</text:span></text:p>
      <text:p text:style-name="P5">            <text:span text:style-name="T11">"LSI_original"</text:span><text:span text:style-name="T9">,</text:span></text:p>
      <text:p text:style-name="P5">            <text:span text:style-name="T11">"LSI_ajustado"</text:span></text:p>
      <text:p text:style-name="P5">        <text:span text:style-name="T9">]])</text:span></text:p>
      <text:p text:style-name="P6"/>
      <text:p text:style-name="P5">        <text:span text:style-name="T14">from</text:span><text:span text:style-name="T9"> </text:span><text:span text:style-name="T6">modules</text:span><text:span text:style-name="T9">.</text:span><text:span text:style-name="T6">analytics</text:span><text:span text:style-name="T9">.</text:span><text:span text:style-name="T6">ui</text:span><text:span text:style-name="T9"> </text:span><text:span text:style-name="T14">import</text:span><text:span text:style-name="T9"> </text:span><text:span text:style-name="T8">render_optimizacion_chart</text:span></text:p>
      <text:p text:style-name="P5">        <text:span text:style-name="T8">render_optimizacion_chart</text:span><text:span text:style-name="T9">(</text:span><text:span text:style-name="T2">df</text:span><text:span text:style-name="T9">)</text:span></text:p>
      <text:p text:style-name="P5">        <text:span text:style-name="T24"># -----------------------------</text:span></text:p>
      <text:p text:style-name="P5">        <text:span text:style-name="T24"># GRÁFICAS</text:span></text:p>
      <text:p text:style-name="P5">        <text:span text:style-name="T24"># -----------------------------</text:span></text:p>
      <text:p text:style-name="P5">        </text:p>
      <text:p text:style-name="P5">        <text:span text:style-name="T6">st</text:span><text:span text:style-name="T9">.</text:span><text:span text:style-name="T2">subheader</text:span><text:span text:style-name="T9">(</text:span><text:span text:style-name="T11">"? LSI vs Tiempo"</text:span><text:span text:style-name="T9">)</text:span></text:p>
      <text:p text:style-name="P5">        <text:span text:style-name="T2">df</text:span><text:span text:style-name="T9">[[</text:span><text:span text:style-name="T11">"LSI_tabla"</text:span><text:span text:style-name="T9">, </text:span><text:span text:style-name="T11">"LSI_log"</text:span><text:span text:style-name="T9">, </text:span><text:span text:style-name="T11">"Error_LSI"</text:span><text:span text:style-name="T9">]] </text:span><text:span text:style-name="T4">=</text:span><text:span text:style-name="T9"> </text:span><text:span text:style-name="T2">df</text:span><text:span text:style-name="T9">.</text:span><text:span text:style-name="T8">apply</text:span><text:span text:style-name="T9">(</text:span></text:p>
      <text:p text:style-name="P5">            <text:span text:style-name="T16">lambda</text:span><text:span text:style-name="T9"> </text:span><text:span text:style-name="T18">row</text:span><text:span text:style-name="T9">: </text:span><text:span text:style-name="T6">pd</text:span><text:span text:style-name="T9">.</text:span><text:span text:style-name="T6">Series</text:span><text:span text:style-name="T9">(</text:span></text:p>
      <text:p text:style-name="P5">                <text:span text:style-name="T8">calcular_lsi_dual</text:span><text:span text:style-name="T9">(</text:span></text:p>
      <text:p text:style-name="P5">                    <text:span text:style-name="T18">row</text:span><text:span text:style-name="T9">[</text:span><text:span text:style-name="T11">"ph"</text:span><text:span text:style-name="T9">],</text:span></text:p>
      <text:p text:style-name="P5">                    <text:span text:style-name="T18">row</text:span><text:span text:style-name="T9">[</text:span><text:span text:style-name="T11">"temperature"</text:span><text:span text:style-name="T9">],</text:span></text:p>
      <text:p text:style-name="P5">                    <text:span text:style-name="T18">row</text:span><text:span text:style-name="T9">[</text:span><text:span text:style-name="T11">"tds"</text:span><text:span text:style-name="T9">],</text:span></text:p>
      <text:p text:style-name="P5">                    <text:span text:style-name="T18">row</text:span><text:span text:style-name="T9">[</text:span><text:span text:style-name="T11">"calcium"</text:span><text:span text:style-name="T9">],</text:span></text:p>
      <text:p text:style-name="P5">                    <text:span text:style-name="T18">row</text:span><text:span text:style-name="T9">[</text:span><text:span text:style-name="T11">"alkalinity"</text:span><text:span text:style-name="T9">]</text:span></text:p>
      <text:p text:style-name="P5">                <text:span text:style-name="T9">)</text:span></text:p>
      <text:p text:style-name="P5">            <text:span text:style-name="T9">),</text:span></text:p>
      <text:p text:style-name="P5">            <text:span text:style-name="T18">axis</text:span><text:span text:style-name="T4">=</text:span><text:span text:style-name="T20">1</text:span></text:p>
      <text:p text:style-name="P5">        <text:span text:style-name="T9">)</text:span></text:p>
      <text:p text:style-name="P5">        <text:span text:style-name="T8">render_lsi_charts</text:span><text:span text:style-name="T9">(</text:span><text:span text:style-name="T2">df</text:span><text:span text:style-name="T9">)</text:span></text:p>
      <text:p text:style-name="P6"/>
      <text:p text:style-name="P5">        </text:p>
      <text:p text:style-name="P6"/>
      <text:p text:style-name="P4"><text:span text:style-name="T5">st</text:span>.<text:span text:style-name="T1">subheader</text:span>(<text:span text:style-name="T10">"? Ventana Operativa (Estado Estable)"</text:span>)</text:p>
      <text:p text:style-name="P6"/>
      <text:p text:style-name="P7"># Validación primero</text:p>
      <text:p text:style-name="P4"><text:span text:style-name="T13">if</text:span> <text:span text:style-name="T10">'df'</text:span> <text:span text:style-name="T21">not</text:span> <text:span text:style-name="T21">in</text:span> <text:span text:style-name="T7">locals</text:span>() <text:span text:style-name="T21">or</text:span> <text:span text:style-name="T1">df</text:span> <text:span text:style-name="T21">is</text:span> <text:span text:style-name="T21">None</text:span> <text:span text:style-name="T21">or</text:span> <text:span text:style-name="T1">df</text:span>.<text:span text:style-name="T1">empty</text:span>:</text:p>
      <text:p text:style-name="P5">    <text:span text:style-name="T6">st</text:span><text:span text:style-name="T9">.</text:span><text:span text:style-name="T2">info</text:span><text:span text:style-name="T9">(</text:span><text:span text:style-name="T11">"No hay datos suficientes para calcular ventana operativa"</text:span><text:span text:style-name="T9">)</text:span></text:p>
      <text:p text:style-name="P4"><text:span text:style-name="T13">else</text:span>:</text:p>
      <text:p text:style-name="P5">    <text:span text:style-name="T2">df_estable</text:span><text:span text:style-name="T9"> </text:span><text:span text:style-name="T4">=</text:span><text:span text:style-name="T9"> </text:span><text:span text:style-name="T2">df</text:span><text:span text:style-name="T9">[</text:span><text:span text:style-name="T2">df</text:span><text:span text:style-name="T9">[</text:span><text:span text:style-name="T11">"Estado"</text:span><text:span text:style-name="T9">] </text:span><text:span text:style-name="T25">==</text:span><text:span text:style-name="T9"> </text:span><text:span text:style-name="T11">"Estable"</text:span><text:span text:style-name="T9">]</text:span></text:p>
      <text:p text:style-name="P6"/>
      <text:p text:style-name="P5">    <text:span text:style-name="T14">if</text:span><text:span text:style-name="T9"> </text:span><text:span text:style-name="T2">df_estable</text:span><text:span text:style-name="T9">.</text:span><text:span text:style-name="T2">empty</text:span><text:span text:style-name="T9">:</text:span></text:p>
      <text:p text:style-name="P5">        <text:span text:style-name="T6">st</text:span><text:span text:style-name="T9">.</text:span><text:span text:style-name="T2">warning</text:span><text:span text:style-name="T9">(</text:span><text:span text:style-name="T11">"No hay registros en estado estable"</text:span><text:span text:style-name="T9">)</text:span></text:p>
      <text:p text:style-name="P5">    <text:span text:style-name="T14">else</text:span><text:span text:style-name="T9">:</text:span></text:p>
      <text:p text:style-name="P5">        <text:span text:style-name="T2">resumen</text:span><text:span text:style-name="T9"> </text:span><text:span text:style-name="T4">=</text:span><text:span text:style-name="T9"> {</text:span></text:p>
      <text:p text:style-name="P5"><text:soft-page-break/>            <text:span text:style-name="T11">"pH"</text:span><text:span text:style-name="T9">: (</text:span><text:span text:style-name="T2">df_estable</text:span><text:span text:style-name="T9">[</text:span><text:span text:style-name="T11">"ph"</text:span><text:span text:style-name="T9">].</text:span><text:span text:style-name="T8">min</text:span><text:span text:style-name="T9">(), </text:span><text:span text:style-name="T2">df_estable</text:span><text:span text:style-name="T9">[</text:span><text:span text:style-name="T11">"ph"</text:span><text:span text:style-name="T9">].</text:span><text:span text:style-name="T8">max</text:span><text:span text:style-name="T9">()),</text:span></text:p>
      <text:p text:style-name="P5">            <text:span text:style-name="T11">"Temperatura"</text:span><text:span text:style-name="T9">: (</text:span><text:span text:style-name="T2">df_estable</text:span><text:span text:style-name="T9">[</text:span><text:span text:style-name="T11">"temperature"</text:span><text:span text:style-name="T9">].</text:span><text:span text:style-name="T8">min</text:span><text:span text:style-name="T9">(), </text:span><text:span text:style-name="T2">df_estable</text:span><text:span text:style-name="T9">[</text:span><text:span text:style-name="T11">"temperature"</text:span><text:span text:style-name="T9">].</text:span><text:span text:style-name="T8">max</text:span><text:span text:style-name="T9">()),</text:span></text:p>
      <text:p text:style-name="P5">            <text:span text:style-name="T11">"TDS"</text:span><text:span text:style-name="T9">: (</text:span><text:span text:style-name="T2">df_estable</text:span><text:span text:style-name="T9">[</text:span><text:span text:style-name="T11">"tds"</text:span><text:span text:style-name="T9">].</text:span><text:span text:style-name="T8">min</text:span><text:span text:style-name="T9">(), </text:span><text:span text:style-name="T2">df_estable</text:span><text:span text:style-name="T9">[</text:span><text:span text:style-name="T11">"tds"</text:span><text:span text:style-name="T9">].</text:span><text:span text:style-name="T8">max</text:span><text:span text:style-name="T9">()),</text:span></text:p>
      <text:p text:style-name="P5">            <text:span text:style-name="T11">"Calcio"</text:span><text:span text:style-name="T9">: (</text:span><text:span text:style-name="T2">df_estable</text:span><text:span text:style-name="T9">[</text:span><text:span text:style-name="T11">"calcium"</text:span><text:span text:style-name="T9">].</text:span><text:span text:style-name="T8">min</text:span><text:span text:style-name="T9">(), </text:span><text:span text:style-name="T2">df_estable</text:span><text:span text:style-name="T9">[</text:span><text:span text:style-name="T11">"calcium"</text:span><text:span text:style-name="T9">].</text:span><text:span text:style-name="T8">max</text:span><text:span text:style-name="T9">()),</text:span></text:p>
      <text:p text:style-name="P5">            <text:span text:style-name="T11">"Alcalinidad"</text:span><text:span text:style-name="T9">: (</text:span><text:span text:style-name="T2">df_estable</text:span><text:span text:style-name="T9">[</text:span><text:span text:style-name="T11">"alkalinity"</text:span><text:span text:style-name="T9">].</text:span><text:span text:style-name="T8">min</text:span><text:span text:style-name="T9">(), </text:span><text:span text:style-name="T2">df_estable</text:span><text:span text:style-name="T9">[</text:span><text:span text:style-name="T11">"alkalinity"</text:span><text:span text:style-name="T9">].</text:span><text:span text:style-name="T8">max</text:span><text:span text:style-name="T9">()),</text:span></text:p>
      <text:p text:style-name="P5">            <text:span text:style-name="T11">"LSI"</text:span><text:span text:style-name="T9">: (</text:span><text:span text:style-name="T2">df_estable</text:span><text:span text:style-name="T9">[</text:span><text:span text:style-name="T11">"LSI"</text:span><text:span text:style-name="T9">].</text:span><text:span text:style-name="T8">min</text:span><text:span text:style-name="T9">(), </text:span><text:span text:style-name="T2">df_estable</text:span><text:span text:style-name="T9">[</text:span><text:span text:style-name="T11">"LSI"</text:span><text:span text:style-name="T9">].</text:span><text:span text:style-name="T8">max</text:span><text:span text:style-name="T9">())</text:span></text:p>
      <text:p text:style-name="P5">        <text:span text:style-name="T9">}</text:span></text:p>
      <text:p text:style-name="P6"/>
      <text:p text:style-name="P5">        <text:span text:style-name="T14">for</text:span><text:span text:style-name="T9"> </text:span><text:span text:style-name="T2">k</text:span><text:span text:style-name="T9">, </text:span><text:span text:style-name="T2">v</text:span><text:span text:style-name="T9"> </text:span><text:span text:style-name="T14">in</text:span><text:span text:style-name="T9"> </text:span><text:span text:style-name="T2">resumen</text:span><text:span text:style-name="T9">.</text:span><text:span text:style-name="T8">items</text:span><text:span text:style-name="T9">():</text:span></text:p>
      <text:p text:style-name="P5">            <text:span text:style-name="T6">st</text:span><text:span text:style-name="T9">.</text:span><text:span text:style-name="T2">write</text:span><text:span text:style-name="T9">(</text:span><text:span text:style-name="T16">f</text:span><text:span text:style-name="T11">"</text:span><text:span text:style-name="T16">{</text:span><text:span text:style-name="T2">k</text:span><text:span text:style-name="T16">}</text:span><text:span text:style-name="T11">: </text:span><text:span text:style-name="T16">{</text:span><text:span text:style-name="T8">round</text:span><text:span text:style-name="T9">(</text:span><text:span text:style-name="T2">v</text:span><text:span text:style-name="T9">[</text:span><text:span text:style-name="T20">0</text:span><text:span text:style-name="T9">], </text:span><text:span text:style-name="T20">2</text:span><text:span text:style-name="T9">)</text:span><text:span text:style-name="T16">}</text:span><text:span text:style-name="T11"> – </text:span><text:span text:style-name="T16">{</text:span><text:span text:style-name="T8">round</text:span><text:span text:style-name="T9">(</text:span><text:span text:style-name="T2">v</text:span><text:span text:style-name="T9">[</text:span><text:span text:style-name="T20">1</text:span><text:span text:style-name="T9">], </text:span><text:span text:style-name="T20">2</text:span><text:span text:style-name="T9">)</text:span><text:span text:style-name="T16">}</text:span><text:span text:style-name="T11">"</text:span><text:span text:style-name="T9">)</text:span></text:p>
      <text:p text:style-name="P2"><text:line-break/><text:line-break/><text:line-break/>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5-12T19:43:55.71</meta:creation-date>
    <meta:editing-duration>PT3H16M54S</meta:editing-duration>
    <meta:editing-cycles>2</meta:editing-cycles>
    <meta:generator>OpenOffice/4.1.15$Win32 OpenOffice.org_project/4115m2$Build-9813</meta:generator>
    <meta:initial-creator>Carlos Cruz</meta:initial-creator>
    <meta:document-statistic meta:table-count="0" meta:image-count="0" meta:object-count="0" meta:page-count="9" meta:paragraph-count="336" meta:word-count="864" meta:character-count="11075"/>
    <dc:date>2026-05-12T23:15:58.58</dc:date>
    <dc:creator>Carlos Cruz</dc:creator>
  </office:meta>
</office:document-meta>
</file>